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Times New Roman', Helvetica"/>
    <style:font-face style:name="EB Garamond" svg:font-family="'EB Garamond'"/>
    <style:font-face style:name="Lato Black" svg:font-family="'Lato Black'"/>
    <style:font-face style:name="Times New Roman" svg:font-family="'Times New Roman', Times, serif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0236in" style:rel-width="85%" table:align="left"/>
    </style:style>
    <style:style style:name="Table1.A" style:family="table-column">
      <style:table-column-properties style:column-width="2.3201in" style:rel-column-width="21454*"/>
    </style:style>
    <style:style style:name="Table1.B" style:family="table-column">
      <style:table-column-properties style:column-width="3.7035in" style:rel-column-width="34248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1861in" table:align="left"/>
    </style:style>
    <style:style style:name="Table2.A" style:family="table-column">
      <style:table-column-properties style:column-width="0.2194in"/>
    </style:style>
    <style:style style:name="Table2.B" style:family="table-column">
      <style:table-column-properties style:column-width="0.9694in"/>
    </style:style>
    <style:style style:name="Table2.C" style:family="table-column">
      <style:table-column-properties style:column-width="0.9972in"/>
    </style:style>
    <style:style style:name="Table2.A1" style:family="table-cell">
      <style:table-cell-properties style:vertical-align="middle" fo:padding="0.0194in" fo:border="none"/>
    </style:style>
    <style:style style:name="Table106" style:family="table">
      <style:table-properties style:width="3.3722in" table:align="left"/>
    </style:style>
    <style:style style:name="Table106.A" style:family="table-column">
      <style:table-column-properties style:column-width="3.3722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2.9417in" table:align="left"/>
    </style:style>
    <style:style style:name="Table107.A" style:family="table-column">
      <style:table-column-properties style:column-width="2.9417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3.5944in" table:align="left"/>
    </style:style>
    <style:style style:name="Table108.A" style:family="table-column">
      <style:table-column-properties style:column-width="3.5944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3.7056in" table:align="left"/>
    </style:style>
    <style:style style:name="Table109.A" style:family="table-column">
      <style:table-column-properties style:column-width="3.7056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2.6778in" table:align="left"/>
    </style:style>
    <style:style style:name="Table110.A" style:family="table-column">
      <style:table-column-properties style:column-width="2.6778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2.4972in" table:align="left"/>
    </style:style>
    <style:style style:name="Table111.A" style:family="table-column">
      <style:table-column-properties style:column-width="2.4972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2.8444in" table:align="left"/>
    </style:style>
    <style:style style:name="Table112.A" style:family="table-column">
      <style:table-column-properties style:column-width="2.8444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2.7472in" table:align="left"/>
    </style:style>
    <style:style style:name="Table113.A" style:family="table-column">
      <style:table-column-properties style:column-width="2.7472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3.3167in" table:align="left"/>
    </style:style>
    <style:style style:name="Table114.A" style:family="table-column">
      <style:table-column-properties style:column-width="3.3167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3.5111in" table:align="left"/>
    </style:style>
    <style:style style:name="Table115.A" style:family="table-column">
      <style:table-column-properties style:column-width="3.5111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3.3306in" table:align="left"/>
    </style:style>
    <style:style style:name="Table116.A" style:family="table-column">
      <style:table-column-properties style:column-width="3.3306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3.5528in" table:align="left"/>
    </style:style>
    <style:style style:name="Table117.A" style:family="table-column">
      <style:table-column-properties style:column-width="3.5528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3.0667in" table:align="left"/>
    </style:style>
    <style:style style:name="Table118.A" style:family="table-column">
      <style:table-column-properties style:column-width="3.0667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2.3583in" table:align="left"/>
    </style:style>
    <style:style style:name="Table119.A" style:family="table-column">
      <style:table-column-properties style:column-width="2.3583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3.8722in" table:align="left"/>
    </style:style>
    <style:style style:name="Table120.A" style:family="table-column">
      <style:table-column-properties style:column-width="3.8722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3.3306in" table:align="left"/>
    </style:style>
    <style:style style:name="Table121.A" style:family="table-column">
      <style:table-column-properties style:column-width="3.3306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3.525in" table:align="left"/>
    </style:style>
    <style:style style:name="Table122.A" style:family="table-column">
      <style:table-column-properties style:column-width="3.525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3.4694in" table:align="left"/>
    </style:style>
    <style:style style:name="Table123.A" style:family="table-column">
      <style:table-column-properties style:column-width="3.4694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3.025in" table:align="left"/>
    </style:style>
    <style:style style:name="Table124.A" style:family="table-column">
      <style:table-column-properties style:column-width="3.025in"/>
    </style:style>
    <style:style style:name="Table124.A1" style:family="table-cell">
      <style:table-cell-properties style:vertical-align="middle" fo:padding="0.0194in" fo:border="none"/>
    </style:style>
    <style:style style:name="Table260" style:family="table">
      <style:table-properties style:width="3.4833in" table:align="left"/>
    </style:style>
    <style:style style:name="Table260.A" style:family="table-column">
      <style:table-column-properties style:column-width="3.4833in"/>
    </style:style>
    <style:style style:name="Table260.A1" style:family="table-cell">
      <style:table-cell-properties style:vertical-align="middle" fo:padding="0.0194in" fo:border="none"/>
    </style:style>
    <style:style style:name="Table261" style:family="table">
      <style:table-properties style:width="3.9694in" table:align="left"/>
    </style:style>
    <style:style style:name="Table261.A" style:family="table-column">
      <style:table-column-properties style:column-width="3.9694in"/>
    </style:style>
    <style:style style:name="Table261.A1" style:family="table-cell">
      <style:table-cell-properties style:vertical-align="middle" fo:padding="0.0194in" fo:border="none"/>
    </style:style>
    <style:style style:name="Table262" style:family="table">
      <style:table-properties style:width="4.3722in" table:align="left"/>
    </style:style>
    <style:style style:name="Table262.A" style:family="table-column">
      <style:table-column-properties style:column-width="4.3722in"/>
    </style:style>
    <style:style style:name="Table262.A1" style:family="table-cell">
      <style:table-cell-properties style:vertical-align="middle" fo:padding="0.0194in" fo:border="none"/>
    </style:style>
    <style:style style:name="Table263" style:family="table">
      <style:table-properties style:width="5.15in" table:align="left"/>
    </style:style>
    <style:style style:name="Table263.A" style:family="table-column">
      <style:table-column-properties style:column-width="5.15in"/>
    </style:style>
    <style:style style:name="Table263.A1" style:family="table-cell">
      <style:table-cell-properties style:vertical-align="middle" fo:padding="0.0194in" fo:border="none"/>
    </style:style>
    <style:style style:name="Table264" style:family="table">
      <style:table-properties style:width="2.9278in" table:align="left"/>
    </style:style>
    <style:style style:name="Table264.A" style:family="table-column">
      <style:table-column-properties style:column-width="2.9278in"/>
    </style:style>
    <style:style style:name="Table264.A1" style:family="table-cell">
      <style:table-cell-properties style:vertical-align="middle" fo:padding="0.0194in" fo:border="none"/>
    </style:style>
    <style:style style:name="Table265" style:family="table">
      <style:table-properties style:width="3.9417in" table:align="left"/>
    </style:style>
    <style:style style:name="Table265.A" style:family="table-column">
      <style:table-column-properties style:column-width="3.9417in"/>
    </style:style>
    <style:style style:name="Table265.A1" style:family="table-cell">
      <style:table-cell-properties style:vertical-align="middle" fo:padding="0.0194in" fo:border="none"/>
    </style:style>
    <style:style style:name="Table266" style:family="table">
      <style:table-properties style:width="3.0389in" table:align="left"/>
    </style:style>
    <style:style style:name="Table266.A" style:family="table-column">
      <style:table-column-properties style:column-width="3.0389in"/>
    </style:style>
    <style:style style:name="Table266.A1" style:family="table-cell">
      <style:table-cell-properties style:vertical-align="middle" fo:padding="0.0194in" fo:border="none"/>
    </style:style>
    <style:style style:name="Table267" style:family="table">
      <style:table-properties style:width="3.6083in" table:align="left"/>
    </style:style>
    <style:style style:name="Table267.A" style:family="table-column">
      <style:table-column-properties style:column-width="3.6083in"/>
    </style:style>
    <style:style style:name="Table267.A1" style:family="table-cell">
      <style:table-cell-properties style:vertical-align="middle" fo:padding="0.0194in" fo:border="none"/>
    </style:style>
    <style:style style:name="Table268" style:family="table">
      <style:table-properties style:width="3.8306in" table:align="left"/>
    </style:style>
    <style:style style:name="Table268.A" style:family="table-column">
      <style:table-column-properties style:column-width="3.8306in"/>
    </style:style>
    <style:style style:name="Table268.A1" style:family="table-cell">
      <style:table-cell-properties style:vertical-align="middle" fo:padding="0.0194in" fo:border="none"/>
    </style:style>
    <style:style style:name="Table269" style:family="table">
      <style:table-properties style:width="3.4in" table:align="left"/>
    </style:style>
    <style:style style:name="Table269.A" style:family="table-column">
      <style:table-column-properties style:column-width="3.4in"/>
    </style:style>
    <style:style style:name="Table269.A1" style:family="table-cell">
      <style:table-cell-properties style:vertical-align="middle" fo:padding="0.0194in" fo:border="none"/>
    </style:style>
    <style:style style:name="Table270" style:family="table">
      <style:table-properties style:width="2.8583in" table:align="left"/>
    </style:style>
    <style:style style:name="Table270.A" style:family="table-column">
      <style:table-column-properties style:column-width="2.8583in"/>
    </style:style>
    <style:style style:name="Table270.A1" style:family="table-cell">
      <style:table-cell-properties style:vertical-align="middle" fo:padding="0.0194in" fo:border="none"/>
    </style:style>
    <style:style style:name="Table271" style:family="table">
      <style:table-properties style:width="2.9417in" table:align="left"/>
    </style:style>
    <style:style style:name="Table271.A" style:family="table-column">
      <style:table-column-properties style:column-width="2.9417in"/>
    </style:style>
    <style:style style:name="Table271.A1" style:family="table-cell">
      <style:table-cell-properties style:vertical-align="middle" fo:padding="0.0194in" fo:border="none"/>
    </style:style>
    <style:style style:name="Table272" style:family="table">
      <style:table-properties style:width="3.7056in" table:align="left"/>
    </style:style>
    <style:style style:name="Table272.A" style:family="table-column">
      <style:table-column-properties style:column-width="3.7056in"/>
    </style:style>
    <style:style style:name="Table272.A1" style:family="table-cell">
      <style:table-cell-properties style:vertical-align="middle" fo:padding="0.0194in" fo:border="none"/>
    </style:style>
    <style:style style:name="Table273" style:family="table">
      <style:table-properties style:width="4.025in" table:align="left"/>
    </style:style>
    <style:style style:name="Table273.A" style:family="table-column">
      <style:table-column-properties style:column-width="4.025in"/>
    </style:style>
    <style:style style:name="Table273.A1" style:family="table-cell">
      <style:table-cell-properties style:vertical-align="middle" fo:padding="0.0194in" fo:border="none"/>
    </style:style>
    <style:style style:name="Table552" style:family="table">
      <style:table-properties style:width="2.3167in" table:align="left"/>
    </style:style>
    <style:style style:name="Table552.A" style:family="table-column">
      <style:table-column-properties style:column-width="2.3167in"/>
    </style:style>
    <style:style style:name="Table552.A1" style:family="table-cell">
      <style:table-cell-properties style:vertical-align="middle" fo:padding="0.0194in" fo:border="none"/>
    </style:style>
    <style:style style:name="Table553" style:family="table">
      <style:table-properties style:width="3.2194in" table:align="left"/>
    </style:style>
    <style:style style:name="Table553.A" style:family="table-column">
      <style:table-column-properties style:column-width="3.2194in"/>
    </style:style>
    <style:style style:name="Table553.A1" style:family="table-cell">
      <style:table-cell-properties style:vertical-align="middle" fo:padding="0.0194in" fo:border="none"/>
    </style:style>
    <style:style style:name="Table554" style:family="table">
      <style:table-properties style:width="2.3583in" table:align="left"/>
    </style:style>
    <style:style style:name="Table554.A" style:family="table-column">
      <style:table-column-properties style:column-width="2.3583in"/>
    </style:style>
    <style:style style:name="Table554.A1" style:family="table-cell">
      <style:table-cell-properties style:vertical-align="middle" fo:padding="0.0194in" fo:border="none"/>
    </style:style>
    <style:style style:name="Table555" style:family="table">
      <style:table-properties style:width="3.1361in" table:align="left"/>
    </style:style>
    <style:style style:name="Table555.A" style:family="table-column">
      <style:table-column-properties style:column-width="3.1361in"/>
    </style:style>
    <style:style style:name="Table555.A1" style:family="table-cell">
      <style:table-cell-properties style:vertical-align="middle" fo:padding="0.0194in" fo:border="none"/>
    </style:style>
    <style:style style:name="Table612" style:family="table">
      <style:table-properties style:width="3.0111in" table:align="left"/>
    </style:style>
    <style:style style:name="Table612.A" style:family="table-column">
      <style:table-column-properties style:column-width="3.0111in"/>
    </style:style>
    <style:style style:name="Table612.A1" style:family="table-cell">
      <style:table-cell-properties style:vertical-align="middle" fo:padding="0.0194in" fo:border="none"/>
    </style:style>
    <style:style style:name="Table613" style:family="table">
      <style:table-properties style:width="3.0806in" table:align="left"/>
    </style:style>
    <style:style style:name="Table613.A" style:family="table-column">
      <style:table-column-properties style:column-width="3.0806in"/>
    </style:style>
    <style:style style:name="Table613.A1" style:family="table-cell">
      <style:table-cell-properties style:vertical-align="middle" fo:padding="0.0194in" fo:border="none"/>
    </style:style>
    <style:style style:name="Table614" style:family="table">
      <style:table-properties style:width="3.3306in" table:align="left"/>
    </style:style>
    <style:style style:name="Table614.A" style:family="table-column">
      <style:table-column-properties style:column-width="3.3306in"/>
    </style:style>
    <style:style style:name="Table614.A1" style:family="table-cell">
      <style:table-cell-properties style:vertical-align="middle" fo:padding="0.0194in" fo:border="none"/>
    </style:style>
    <style:style style:name="Table615" style:family="table">
      <style:table-properties style:width="4.5944in" table:align="left"/>
    </style:style>
    <style:style style:name="Table615.A" style:family="table-column">
      <style:table-column-properties style:column-width="4.5944in"/>
    </style:style>
    <style:style style:name="Table615.A1" style:family="table-cell">
      <style:table-cell-properties style:vertical-align="middle" fo:padding="0.0194in" fo:border="none"/>
    </style:style>
    <style:style style:name="Table616" style:family="table">
      <style:table-properties style:width="2.8028in" table:align="left"/>
    </style:style>
    <style:style style:name="Table616.A" style:family="table-column">
      <style:table-column-properties style:column-width="2.8028in"/>
    </style:style>
    <style:style style:name="Table616.A1" style:family="table-cell">
      <style:table-cell-properties style:vertical-align="middle" fo:padding="0.0194in" fo:border="none"/>
    </style:style>
    <style:style style:name="Table617" style:family="table">
      <style:table-properties style:width="3.1917in" table:align="left"/>
    </style:style>
    <style:style style:name="Table617.A" style:family="table-column">
      <style:table-column-properties style:column-width="3.1917in"/>
    </style:style>
    <style:style style:name="Table617.A1" style:family="table-cell">
      <style:table-cell-properties style:vertical-align="middle" fo:padding="0.0194in" fo:border="none"/>
    </style:style>
    <style:style style:name="Table618" style:family="table">
      <style:table-properties style:width="2.5111in" table:align="left"/>
    </style:style>
    <style:style style:name="Table618.A" style:family="table-column">
      <style:table-column-properties style:column-width="2.5111in"/>
    </style:style>
    <style:style style:name="Table618.A1" style:family="table-cell">
      <style:table-cell-properties style:vertical-align="middle" fo:padding="0.0194in" fo:border="none"/>
    </style:style>
    <style:style style:name="Table619" style:family="table">
      <style:table-properties style:width="3.4694in" table:align="left"/>
    </style:style>
    <style:style style:name="Table619.A" style:family="table-column">
      <style:table-column-properties style:column-width="3.4694in"/>
    </style:style>
    <style:style style:name="Table619.A1" style:family="table-cell">
      <style:table-cell-properties style:vertical-align="middle" fo:padding="0.0194in" fo:border="none"/>
    </style:style>
    <style:style style:name="Table620" style:family="table">
      <style:table-properties style:width="4.2056in" table:align="left"/>
    </style:style>
    <style:style style:name="Table620.A" style:family="table-column">
      <style:table-column-properties style:column-width="4.2056in"/>
    </style:style>
    <style:style style:name="Table620.A1" style:family="table-cell">
      <style:table-cell-properties style:vertical-align="middle" fo:padding="0.0194in" fo:border="none"/>
    </style:style>
    <style:style style:name="Table621" style:family="table">
      <style:table-properties style:width="2.9in" table:align="left"/>
    </style:style>
    <style:style style:name="Table621.A" style:family="table-column">
      <style:table-column-properties style:column-width="2.9in"/>
    </style:style>
    <style:style style:name="Table621.A1" style:family="table-cell">
      <style:table-cell-properties style:vertical-align="middle" fo:padding="0.0194in" fo:border="none"/>
    </style:style>
    <style:style style:name="Table622" style:family="table">
      <style:table-properties style:width="2.525in" table:align="left"/>
    </style:style>
    <style:style style:name="Table622.A" style:family="table-column">
      <style:table-column-properties style:column-width="2.525in"/>
    </style:style>
    <style:style style:name="Table622.A1" style:family="table-cell">
      <style:table-cell-properties style:vertical-align="middle" fo:padding="0.0194in" fo:border="none"/>
    </style:style>
    <style:style style:name="Table623" style:family="table">
      <style:table-properties style:width="2.9139in" table:align="left"/>
    </style:style>
    <style:style style:name="Table623.A" style:family="table-column">
      <style:table-column-properties style:column-width="2.9139in"/>
    </style:style>
    <style:style style:name="Table623.A1" style:family="table-cell">
      <style:table-cell-properties style:vertical-align="middle" fo:padding="0.0194in" fo:border="none"/>
    </style:style>
    <style:style style:name="Table633" style:family="table">
      <style:table-properties style:width="2.5111in" table:align="left"/>
    </style:style>
    <style:style style:name="Table633.A" style:family="table-column">
      <style:table-column-properties style:column-width="2.5111in"/>
    </style:style>
    <style:style style:name="Table633.A1" style:family="table-cell">
      <style:table-cell-properties style:vertical-align="middle" fo:padding="0.0194in" fo:border="none"/>
    </style:style>
    <style:style style:name="Table634" style:family="table">
      <style:table-properties style:width="2.5111in" table:align="left"/>
    </style:style>
    <style:style style:name="Table634.A" style:family="table-column">
      <style:table-column-properties style:column-width="2.5111in"/>
    </style:style>
    <style:style style:name="Table634.A1" style:family="table-cell">
      <style:table-cell-properties style:vertical-align="middle" fo:padding="0.0194in" fo:border="none"/>
    </style:style>
    <style:style style:name="Table635" style:family="table">
      <style:table-properties style:width="3.2472in" table:align="left"/>
    </style:style>
    <style:style style:name="Table635.A" style:family="table-column">
      <style:table-column-properties style:column-width="3.2472in"/>
    </style:style>
    <style:style style:name="Table635.A1" style:family="table-cell">
      <style:table-cell-properties style:vertical-align="middle" fo:padding="0.0194in" fo:border="none"/>
    </style:style>
    <style:style style:name="Table636" style:family="table">
      <style:table-properties style:width="3.4139in" table:align="left"/>
    </style:style>
    <style:style style:name="Table636.A" style:family="table-column">
      <style:table-column-properties style:column-width="3.4139in"/>
    </style:style>
    <style:style style:name="Table636.A1" style:family="table-cell">
      <style:table-cell-properties style:vertical-align="middle" fo:padding="0.0194in" fo:border="none"/>
    </style:style>
    <style:style style:name="Table637" style:family="table">
      <style:table-properties style:width="3.2889in" table:align="left"/>
    </style:style>
    <style:style style:name="Table637.A" style:family="table-column">
      <style:table-column-properties style:column-width="3.2889in"/>
    </style:style>
    <style:style style:name="Table637.A1" style:family="table-cell">
      <style:table-cell-properties style:vertical-align="middle" fo:padding="0.0194in" fo:border="none"/>
    </style:style>
    <style:style style:name="Table638" style:family="table">
      <style:table-properties style:width="3.0944in" table:align="left"/>
    </style:style>
    <style:style style:name="Table638.A" style:family="table-column">
      <style:table-column-properties style:column-width="3.0944in"/>
    </style:style>
    <style:style style:name="Table638.A1" style:family="table-cell">
      <style:table-cell-properties style:vertical-align="middle" fo:padding="0.0194in" fo:border="none"/>
    </style:style>
    <style:style style:name="Table639" style:family="table">
      <style:table-properties style:width="3.2056in" table:align="left"/>
    </style:style>
    <style:style style:name="Table639.A" style:family="table-column">
      <style:table-column-properties style:column-width="3.2056in"/>
    </style:style>
    <style:style style:name="Table639.A1" style:family="table-cell">
      <style:table-cell-properties style:vertical-align="middle" fo:padding="0.0194in" fo:border="none"/>
    </style:style>
    <style:style style:name="Table640" style:family="table">
      <style:table-properties style:width="3.4417in" table:align="left"/>
    </style:style>
    <style:style style:name="Table640.A" style:family="table-column">
      <style:table-column-properties style:column-width="3.4417in"/>
    </style:style>
    <style:style style:name="Table640.A1" style:family="table-cell">
      <style:table-cell-properties style:vertical-align="middle" fo:padding="0.0194in" fo:border="none"/>
    </style:style>
    <style:style style:name="Table641" style:family="table">
      <style:table-properties style:width="2.3444in" table:align="left"/>
    </style:style>
    <style:style style:name="Table641.A" style:family="table-column">
      <style:table-column-properties style:column-width="2.3444in"/>
    </style:style>
    <style:style style:name="Table641.A1" style:family="table-cell">
      <style:table-cell-properties style:vertical-align="middle" fo:padding="0.0194in" fo:border="none"/>
    </style:style>
    <style:style style:name="Table849" style:family="table">
      <style:table-properties style:width="2.9694in" table:align="left"/>
    </style:style>
    <style:style style:name="Table849.A" style:family="table-column">
      <style:table-column-properties style:column-width="2.9694in"/>
    </style:style>
    <style:style style:name="Table849.A1" style:family="table-cell">
      <style:table-cell-properties style:vertical-align="middle" fo:padding="0.0194in" fo:border="none"/>
    </style:style>
    <style:style style:name="Table850" style:family="table">
      <style:table-properties style:width="3.3167in" table:align="left"/>
    </style:style>
    <style:style style:name="Table850.A" style:family="table-column">
      <style:table-column-properties style:column-width="3.3167in"/>
    </style:style>
    <style:style style:name="Table850.A1" style:family="table-cell">
      <style:table-cell-properties style:vertical-align="middle" fo:padding="0.0194in" fo:border="none"/>
    </style:style>
    <style:style style:name="Table851" style:family="table">
      <style:table-properties style:width="2.9972in" table:align="left"/>
    </style:style>
    <style:style style:name="Table851.A" style:family="table-column">
      <style:table-column-properties style:column-width="2.9972in"/>
    </style:style>
    <style:style style:name="Table851.A1" style:family="table-cell">
      <style:table-cell-properties style:vertical-align="middle" fo:padding="0.0194in" fo:border="none"/>
    </style:style>
    <style:style style:name="Table852" style:family="table">
      <style:table-properties style:width="3.0667in" table:align="left"/>
    </style:style>
    <style:style style:name="Table852.A" style:family="table-column">
      <style:table-column-properties style:column-width="3.0667in"/>
    </style:style>
    <style:style style:name="Table852.A1" style:family="table-cell">
      <style:table-cell-properties style:vertical-align="middle" fo:padding="0.0194in" fo:border="none"/>
    </style:style>
    <style:style style:name="Table853" style:family="table">
      <style:table-properties style:width="3.3861in" table:align="left"/>
    </style:style>
    <style:style style:name="Table853.A" style:family="table-column">
      <style:table-column-properties style:column-width="3.3861in"/>
    </style:style>
    <style:style style:name="Table853.A1" style:family="table-cell">
      <style:table-cell-properties style:vertical-align="middle" fo:padding="0.0194in" fo:border="none"/>
    </style:style>
    <style:style style:name="Table854" style:family="table">
      <style:table-properties style:width="3.2889in" table:align="left"/>
    </style:style>
    <style:style style:name="Table854.A" style:family="table-column">
      <style:table-column-properties style:column-width="3.2889in"/>
    </style:style>
    <style:style style:name="Table854.A1" style:family="table-cell">
      <style:table-cell-properties style:vertical-align="middle" fo:padding="0.0194in" fo:border="none"/>
    </style:style>
    <style:style style:name="Table855" style:family="table">
      <style:table-properties style:width="3.0389in" table:align="left"/>
    </style:style>
    <style:style style:name="Table855.A" style:family="table-column">
      <style:table-column-properties style:column-width="3.0389in"/>
    </style:style>
    <style:style style:name="Table855.A1" style:family="table-cell">
      <style:table-cell-properties style:vertical-align="middle" fo:padding="0.0194in" fo:border="none"/>
    </style:style>
    <style:style style:name="Table856" style:family="table">
      <style:table-properties style:width="3.2194in" table:align="left"/>
    </style:style>
    <style:style style:name="Table856.A" style:family="table-column">
      <style:table-column-properties style:column-width="3.2194in"/>
    </style:style>
    <style:style style:name="Table856.A1" style:family="table-cell">
      <style:table-cell-properties style:vertical-align="middle" fo:padding="0.0194in" fo:border="none"/>
    </style:style>
    <style:style style:name="Table857" style:family="table">
      <style:table-properties style:width="3.2472in" table:align="left"/>
    </style:style>
    <style:style style:name="Table857.A" style:family="table-column">
      <style:table-column-properties style:column-width="3.2472in"/>
    </style:style>
    <style:style style:name="Table857.A1" style:family="table-cell">
      <style:table-cell-properties style:vertical-align="middle" fo:padding="0.0194in" fo:border="none"/>
    </style:style>
    <style:style style:name="Table858" style:family="table">
      <style:table-properties style:width="2.5111in" table:align="left"/>
    </style:style>
    <style:style style:name="Table858.A" style:family="table-column">
      <style:table-column-properties style:column-width="2.5111in"/>
    </style:style>
    <style:style style:name="Table858.A1" style:family="table-cell">
      <style:table-cell-properties style:vertical-align="middle" fo:padding="0.0194in" fo:border="none"/>
    </style:style>
    <style:style style:name="Table859" style:family="table">
      <style:table-properties style:width="2.9972in" table:align="left"/>
    </style:style>
    <style:style style:name="Table859.A" style:family="table-column">
      <style:table-column-properties style:column-width="2.9972in"/>
    </style:style>
    <style:style style:name="Table859.A1" style:family="table-cell">
      <style:table-cell-properties style:vertical-align="middle" fo:padding="0.0194in" fo:border="none"/>
    </style:style>
    <style:style style:name="Table860" style:family="table">
      <style:table-properties style:width="2.6222in" table:align="left"/>
    </style:style>
    <style:style style:name="Table860.A" style:family="table-column">
      <style:table-column-properties style:column-width="2.6222in"/>
    </style:style>
    <style:style style:name="Table860.A1" style:family="table-cell">
      <style:table-cell-properties style:vertical-align="middle" fo:padding="0.0194in" fo:border="none"/>
    </style:style>
    <style:style style:name="Table1052" style:family="table">
      <style:table-properties style:width="6.3028in" table:align="left"/>
    </style:style>
    <style:style style:name="Table1052.A" style:family="table-column">
      <style:table-column-properties style:column-width="6.3028in"/>
    </style:style>
    <style:style style:name="Table1052.A1" style:family="table-cell">
      <style:table-cell-properties style:vertical-align="middle" fo:padding="0.0194in" fo:border="none"/>
    </style:style>
    <style:style style:name="Table1053" style:family="table">
      <style:table-properties style:width="7.0868in" table:align="left"/>
    </style:style>
    <style:style style:name="Table1053.A" style:family="table-column">
      <style:table-column-properties style:column-width="7.0868in"/>
    </style:style>
    <style:style style:name="Table1053.A1" style:family="table-cell">
      <style:table-cell-properties style:vertical-align="middle" fo:padding="0.0194in" fo:border="none"/>
    </style:style>
    <style:style style:name="Table1054" style:family="table">
      <style:table-properties style:width="7.0868in" table:align="left"/>
    </style:style>
    <style:style style:name="Table1054.A" style:family="table-column">
      <style:table-column-properties style:column-width="7.0868in"/>
    </style:style>
    <style:style style:name="Table1054.A1" style:family="table-cell">
      <style:table-cell-properties style:vertical-align="middle" fo:padding="0.0194in" fo:border="none"/>
    </style:style>
    <style:style style:name="Table1055" style:family="table">
      <style:table-properties style:width="1.8167in" table:align="left"/>
    </style:style>
    <style:style style:name="Table1055.A" style:family="table-column">
      <style:table-column-properties style:column-width="1.8167in"/>
    </style:style>
    <style:style style:name="Table1055.A1" style:family="table-cell">
      <style:table-cell-properties style:vertical-align="middle" fo:padding="0.0194in" fo:border="none"/>
    </style:style>
    <style:style style:name="Table1056" style:family="table">
      <style:table-properties style:width="2.2194in" table:align="left"/>
    </style:style>
    <style:style style:name="Table1056.A" style:family="table-column">
      <style:table-column-properties style:column-width="2.2194in"/>
    </style:style>
    <style:style style:name="Table1056.A1" style:family="table-cell">
      <style:table-cell-properties style:vertical-align="middle" fo:padding="0.0194in" fo:border="none"/>
    </style:style>
    <style:style style:name="Table1057" style:family="table">
      <style:table-properties style:width="3.4417in" table:align="left"/>
    </style:style>
    <style:style style:name="Table1057.A" style:family="table-column">
      <style:table-column-properties style:column-width="3.4417in"/>
    </style:style>
    <style:style style:name="Table1057.A1" style:family="table-cell">
      <style:table-cell-properties style:vertical-align="middle" fo:padding="0.0194in" fo:border="none"/>
    </style:style>
    <style:style style:name="Table1058" style:family="table">
      <style:table-properties style:width="3.9694in" table:align="left"/>
    </style:style>
    <style:style style:name="Table1058.A" style:family="table-column">
      <style:table-column-properties style:column-width="3.9694in"/>
    </style:style>
    <style:style style:name="Table1058.A1" style:family="table-cell">
      <style:table-cell-properties style:vertical-align="middle" fo:padding="0.0194in" fo:border="none"/>
    </style:style>
    <style:style style:name="Table1059" style:family="table">
      <style:table-properties style:width="4.5528in" table:align="left"/>
    </style:style>
    <style:style style:name="Table1059.A" style:family="table-column">
      <style:table-column-properties style:column-width="4.5528in"/>
    </style:style>
    <style:style style:name="Table1059.A1" style:family="table-cell">
      <style:table-cell-properties style:vertical-align="middle" fo:padding="0.0194in" fo:border="none"/>
    </style:style>
    <style:style style:name="Table1060" style:family="table">
      <style:table-properties style:width="5.6083in" table:align="left"/>
    </style:style>
    <style:style style:name="Table1060.A" style:family="table-column">
      <style:table-column-properties style:column-width="5.6083in"/>
    </style:style>
    <style:style style:name="Table1060.A1" style:family="table-cell">
      <style:table-cell-properties style:vertical-align="middle" fo:padding="0.0194in" fo:border="none"/>
    </style:style>
    <style:style style:name="Table1061" style:family="table">
      <style:table-properties style:width="3.3861in" table:align="left"/>
    </style:style>
    <style:style style:name="Table1061.A" style:family="table-column">
      <style:table-column-properties style:column-width="3.3861in"/>
    </style:style>
    <style:style style:name="Table1061.A1" style:family="table-cell">
      <style:table-cell-properties style:vertical-align="middle" fo:padding="0.0194in" fo:border="none"/>
    </style:style>
    <style:style style:name="Table1062" style:family="table">
      <style:table-properties style:width="5.9in" table:align="left"/>
    </style:style>
    <style:style style:name="Table1062.A" style:family="table-column">
      <style:table-column-properties style:column-width="5.9in"/>
    </style:style>
    <style:style style:name="Table1062.A1" style:family="table-cell">
      <style:table-cell-properties style:vertical-align="middle" fo:padding="0.0194in" fo:border="none"/>
    </style:style>
    <style:style style:name="Table1063" style:family="table">
      <style:table-properties style:width="3.1639in" table:align="left"/>
    </style:style>
    <style:style style:name="Table1063.A" style:family="table-column">
      <style:table-column-properties style:column-width="3.1639in"/>
    </style:style>
    <style:style style:name="Table1063.A1" style:family="table-cell">
      <style:table-cell-properties style:vertical-align="middle" fo:padding="0.0194in" fo:border="none"/>
    </style:style>
    <style:style style:name="Table1064" style:family="table">
      <style:table-properties style:width="3.0667in" table:align="left"/>
    </style:style>
    <style:style style:name="Table1064.A" style:family="table-column">
      <style:table-column-properties style:column-width="3.0667in"/>
    </style:style>
    <style:style style:name="Table1064.A1" style:family="table-cell">
      <style:table-cell-properties style:vertical-align="middle" fo:padding="0.0194in" fo:border="none"/>
    </style:style>
    <style:style style:name="Table1558" style:family="table">
      <style:table-properties style:width="2.8306in" table:align="left"/>
    </style:style>
    <style:style style:name="Table1558.A" style:family="table-column">
      <style:table-column-properties style:column-width="2.8306in"/>
    </style:style>
    <style:style style:name="Table1558.A1" style:family="table-cell">
      <style:table-cell-properties style:vertical-align="middle" fo:padding="0.0194in" fo:border="none"/>
    </style:style>
    <style:style style:name="Table1559" style:family="table">
      <style:table-properties style:width="5.9556in" table:align="left"/>
    </style:style>
    <style:style style:name="Table1559.A" style:family="table-column">
      <style:table-column-properties style:column-width="5.9556in"/>
    </style:style>
    <style:style style:name="Table1559.A1" style:family="table-cell">
      <style:table-cell-properties style:vertical-align="middle" fo:padding="0.0194in" fo:border="none"/>
    </style:style>
    <style:style style:name="Table1560" style:family="table">
      <style:table-properties style:width="2.15in" table:align="left"/>
    </style:style>
    <style:style style:name="Table1560.A" style:family="table-column">
      <style:table-column-properties style:column-width="2.15in"/>
    </style:style>
    <style:style style:name="Table1560.A1" style:family="table-cell">
      <style:table-cell-properties style:vertical-align="middle" fo:padding="0.0194in" fo:border="none"/>
    </style:style>
    <style:style style:name="Table1561" style:family="table">
      <style:table-properties style:width="3.9972in" table:align="left"/>
    </style:style>
    <style:style style:name="Table1561.A" style:family="table-column">
      <style:table-column-properties style:column-width="3.9972in"/>
    </style:style>
    <style:style style:name="Table1561.A1" style:family="table-cell">
      <style:table-cell-properties style:vertical-align="middle" fo:padding="0.0194in" fo:border="none"/>
    </style:style>
    <style:style style:name="Table1562" style:family="table">
      <style:table-properties style:width="2.7056in" table:align="left"/>
    </style:style>
    <style:style style:name="Table1562.A" style:family="table-column">
      <style:table-column-properties style:column-width="2.7056in"/>
    </style:style>
    <style:style style:name="Table156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ext_20_Body.rzr">
      <style:paragraph-properties fo:text-align="center" style:justify-single-word="false"/>
    </style:style>
    <style:style style:name="P3" style:family="paragraph" style:parent-style-name="Text_20_body" style:master-page-name="HTML">
      <style:paragraph-properties fo:text-align="center" style:justify-single-word="false" style:page-number="auto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.sma">
      <style:paragraph-properties fo:text-align="end" style:justify-single-word="false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style="italic"/>
    </style:style>
    <style:style style:name="P12" style:family="paragraph" style:parent-style-name="Table_20_Contents">
      <style:paragraph-properties fo:margin-top="0in" fo:margin-bottom="0.1965in" loext:contextual-spacing="false"/>
    </style:style>
    <style:style style:name="P13" style:family="paragraph" style:parent-style-name="Table_20_Contents">
      <style:paragraph-properties fo:margin-top="0in" fo:margin-bottom="0.1965in" loext:contextual-spacing="false" fo:text-align="center" style:justify-single-word="false"/>
    </style:style>
    <style:style style:name="P14" style:family="paragraph" style:parent-style-name="Horizontal_20_Line">
      <style:paragraph-properties fo:margin-left="0in" fo:margin-right="3.5437in" fo:text-indent="0in" style:auto-text-indent="false"/>
    </style:style>
    <style:style style:name="P15" style:family="paragraph" style:parent-style-name="Heading_20_3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style:text-position="33% 80%"/>
    </style:style>
    <style:style style:name="T4" style:family="text">
      <style:text-properties style:text-position="-33% 80%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://bse.uaio.ru/333/index.htm" text:style-name="Internet_20_link" text:visited-style-name="Visited_20_Internet_20_Link">Список книг</text:a> <text:line-break/><text:a xlink:type="simple" xlink:href="http://bse.uaio.ru/333/180.htm#psod" text:style-name="Internet_20_link" text:visited-style-name="Visited_20_Internet_20_Link">Содержание книги</text:a> </text:p>
      <text:p text:style-name="P4"><text:a xlink:type="simple" xlink:href="http://bse.uaio.ru/333/179.htm" text:style-name="Internet_20_link" text:visited-style-name="Visited_20_Internet_20_Link">Перейти к тому 1</text:a> </text:p>
      <text:p text:style-name="Horizontal_20_Line"/>
      <text:p text:style-name="P4"><text:a xlink:type="simple" xlink:href="http://bse.uaio.ru/333/sup180.jpg" office:target-frame-name="_BLANK" xlink:show="replace" text:style-name="Internet_20_link" text:visited-style-name="Visited_20_Internet_20_Link">Суперобложка тома 180</text:a> </text:p>
      <text:p text:style-name="P4"><text:a xlink:type="simple" xlink:href="http://bse.uaio.ru/333/sup179a.jpg" office:target-frame-name="_BLANK" xlink:show="replace" text:style-name="Internet_20_link" text:visited-style-name="Visited_20_Internet_20_Link">Форзац 1</text:a>    <text:a xlink:type="simple" xlink:href="http://bse.uaio.ru/333/sup179b.jpg" office:target-frame-name="_BLANK" xlink:show="replace" text:style-name="Internet_20_link" text:visited-style-name="Visited_20_Internet_20_Link">Форзац 2</text:a> </text:p>
      <text:p text:style-name="P4"><draw:frame draw:style-name="fr1" draw:name="Image1" text:anchor-type="as-char" svg:width="6.4583in" svg:height="4.389in" draw:z-index="0"><draw:image xlink:href="../БВЛ%20№%20180.%20Советская%20поэзия,%20т.%202._files/obl180.jpg" xlink:type="simple" xlink:show="embed" xlink:actuate="onLoad" loext:mime-type="image/jpeg"/></draw:frame><text:s/></text:p>
      <text:p text:style-name="Horizontal_20_Line"/>
      <text:p text:style-name="P5"><draw:frame draw:style-name="fr1" draw:name="Image2" text:anchor-type="as-char" svg:width="0.7083in" svg:height="0.6665in" draw:z-index="1"><draw:image xlink:href="../БВЛ%20№%20180.%20Советская%20поэзия,%20т.%202._files/179-1.jpg" xlink:type="simple" xlink:show="embed" xlink:actuate="onLoad" loext:mime-type="image/jpeg"/></draw:frame><text:s/>Библиотека<text:line-break/>всемирной литературы </text:p>
      <text:p text:style-name="P4"> <text:line-break/> <text:line-break/>  </text:p>
      <text:p text:style-name="P6">Серия третья * * * <text:line-break/>—————————— <text:line-break/>Литература XX века </text:p>
      <text:p text:style-name="Horizontal_20_Line"/>
      <text:p text:style-name="Text_20_body">РЕДАКЦИОННЫЙ СОВЕТ <text:line-break/>БИБЛИОТЕКИ <text:line-break/>ВСЕМИРНОЙ ЛИТЕРАТУРЫ </text:p>
      <text:p text:style-name="Text_20_Body.sma"><text:soft-page-break/>Абашидзе И. В. <text:line-break/>Айтматов Ч. <text:line-break/>Алексеев М. П. <text:line-break/>Бажан М. П. <text:line-break/>Благой Д. Д. <text:line-break/>Брагинский И. С. <text:line-break/>Бровка П. У. <text:line-break/>Бурсов Б. И. <text:line-break/>Бээкман В. Э. <text:line-break/>Ванаг Ю. П. <text:line-break/>Гамзатов Р. <text:line-break/>Гафуров Б. Г. <text:line-break/>Грабарь-Пассек М. Е. <text:line-break/>Грибанов Б. Т. <text:line-break/>Егоров А. Г. <text:line-break/>Ибрагимов М. <text:line-break/>Иванько С. С. <text:line-break/>Косолапов В. А. <text:line-break/>Лупан А. П. <text:line-break/>Любимов Н. М. <text:line-break/>Марков Г. М. <text:line-break/>Межелайтис Э. Б. <text:line-break/>Неупокоева И. Г. <text:line-break/>Нечкина М. В. <text:line-break/>Новиченко Л. Н. <text:line-break/>Нурпеисов А. К. <text:line-break/>Пузиков А. И. <text:line-break/>Рашидов Ш. Р. <text:line-break/>Реизов Б. Г. <text:line-break/>Сомов В. С. <text:line-break/>Тихонов Н. С. <text:line-break/>Турсун-заде М. <text:line-break/>Федин К. А. <text:line-break/>Федоренко Н. Т. <text:line-break/>Федосеев П. Н. <text:line-break/>Ханзадян С. Н. <text:line-break/>Храпченко М. Б. <text:line-break/>Черноуцан И. С. <text:line-break/>Чхиквишвили И. И. <text:line-break/>Шамота Н. 3. </text:p>
      <text:p text:style-name="Horizontal_20_Line"/>
      <text:h text:style-name="Heading_20_1" text:outline-level="1">СОВЕТСКАЯ ПОЭЗИЯ</text:h>
      <text:h text:style-name="Heading_20_3" text:outline-level="3">ТОМ ВТОРОЙ</text:h>
      <text:p text:style-name="Text_20_body"> <text:line-break/> <text:line-break/>  </text:p>
      <text:p text:style-name="Text_20_body"><text:soft-page-break/><draw:frame draw:style-name="fr1" draw:name="Image3" text:anchor-type="as-char" svg:width="0.472in" svg:height="0.4445in" draw:z-index="2"><draw:image xlink:href="../БВЛ%20№%20180.%20Советская%20поэзия,%20т.%202._files/180-1.jpg" xlink:type="simple" xlink:show="embed" xlink:actuate="onLoad" loext:mime-type="image/jpeg"/></draw:frame><text:s/></text:p>
      <text:p text:style-name="P14"/>
      <text:p text:style-name="Text_20_body">ИЗДАТЕЛЬСТВО <text:line-break/>«ХУДОЖЕСТВЕННАЯ ЛИТЕРАТУРА» <text:line-break/>МОСКВА <field:fieldmark-start/><text:s/>1977 </text:p>
      <text:p text:style-name="Horizontal_20_Lin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  </text:p>
          </table:table-cell>
          <table:table-cell table:style-name="Table1.A1" office:value-type="string">
            <text:p text:style-name="P8">Сб<text:line-break/>С56 </text:p>
          </table:table-cell>
        </table:table-row>
      </table:table>
      <text:p text:style-name="Text_20_body"> <text:line-break/> <text:line-break/> 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С</text:p>
          </table:table-cell>
          <table:table-cell table:style-name="Table2.A1" office:value-type="string">
            <text:p text:style-name="Table_20_Contents"><text:span text:style-name="T1">70500-301</text:span><text:line-break/>028 (01)-77</text:p>
          </table:table-cell>
          <table:table-cell table:style-name="Table2.A1" office:value-type="string">
            <text:p text:style-name="Table_20_Contents">подписное </text:p>
          </table:table-cell>
        </table:table-row>
      </table:table>
      <text:p text:style-name="Text_20_Body.nrm">© Издательство «Художественная литература», 1977 г. </text:p>
      <text:p text:style-name="Horizontal_20_Line"/>
      <text:p text:style-name="P2">МАКСИМ ТАНК <text:line-break/>(Род. в 1912 г.) <text:line-break/><text:span text:style-name="T2">С белорусского</text:span> </text:p>
      <text:h text:style-name="P15" text:outline-level="3">НА КОСОГОРЕ</text:h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P12">На косогоре избы батраков, <text:line-break/>Подпертые заборами, <text:line-break/>Голодом, <text:line-break/>Ожиданием перемен, <text:line-break/>Стоят, надвинув дырявые картузы стрех. </text:p>
            <text:p text:style-name="P12">Кто-то швырнул им <text:line-break/>Серебристый грош месяца, <text:line-break/>Но он не задержался <text:line-break/>И вазвенел где-то <text:line-break/>На самом дне их нужды. </text:p>
          </table:table-cell>
        </table:table-row>
      </table:table>
      <text:p text:style-name="P4">54 </text:p>
      <text:p text:style-name="Horizontal_20_Line"/>
      <text:p text:style-name="P1"><text:bookmark text:name="s55"/></text:p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12">О, как темна <text:line-break/>«Восточных кресов» ночь! <text:line-break/>Одни пожары в ночь такую видишь. </text:p>
            <text:p text:style-name="Text_20_Body.sma"><text:span text:style-name="T2">19S0</text:span> </text:p>
          </table:table-cell>
        </table:table-row>
      </table:table>
      <text:p text:style-name="P4">* * * </text:p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12">Придем мы, деревня, твои дудари, <text:line-break/>Не с нищенской песнею к дому, — <text:line-break/>Смычком золотистым на струнах зари <text:line-break/>Сыграем совсем по-другому. </text:p>
            <text:p text:style-name="P12"><text:soft-page-break/>Присядем тогда мы на новый порог <text:line-break/>С веселым и ясным обличьем, <text:line-break/>Хоть многих певцов средь этапных дорог <text:line-break/>Уже никогда не отыщем. </text:p>
            <text:p text:style-name="P12">Ты свесишь чуприну соломенных стрех <text:line-break/>Под шум вековечного бора, <text:line-break/>И выплывут звезды на синий ночлег, <text:line-break/>На синие с черным озера. </text:p>
            <text:p text:style-name="P12">И кинут серебряный невод на дно, <text:line-break/>В рыбачьи глубокие тони, <text:line-break/>Где трепетный месяц в речушке родной, <text:line-break/>Захлестнутый волнами, тонет. </text:p>
            <text:p text:style-name="P12">Тогда и дорогу, и старый погост, <text:line-break/>И этот синеющий вечер, <text:line-break/>И песню родную пригоршнями звезд <text:line-break/>Осыплет октябрьский ветер. </text:p>
            <text:p text:style-name="P12">Исчезнут туманы с дорог и низин, <text:line-break/>Платок свой накинет, играя, <text:line-break/>На царственный гребень сосновых вершин <text:line-break/>Стыдливо заря молодая. </text:p>
            <text:p text:style-name="P12">Придем мы, деревня, твои дудари, <text:line-break/>Не с нищенской песнею к дому, — <text:line-break/>Смычком золотистым на струнах зари <text:line-break/>Сыграем совсем по-другому. </text:p>
            <text:p text:style-name="Text_20_Body.sma"><text:span text:style-name="T2">1936</text:span> </text:p>
          </table:table-cell>
        </table:table-row>
      </table:table>
      <text:p text:style-name="P4">55 </text:p>
      <text:p text:style-name="Horizontal_20_Line"/>
      <text:p text:style-name="P4"><text:bookmark text:name="s56"/>* * * 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12">Вы спрашиваете — чем я могу быть полезен, <text:line-break/>Если не умею стоять на голове, <text:line-break/>Забавлять и смешить публику, <text:line-break/>Ходить по канату под куполом цирка, <text:line-break/>Прикидываться, что не вижу преступлений <text:line-break/>и подлости? </text:p>
            <text:p text:style-name="P12">Простите, напрасно я вас потревожил, <text:line-break/>Я — человек, умеющий делать <text:line-break/>Только простейшие вещи — <text:line-break/>Из горстки земли выращивать хлеб, <text:line-break/>Из сердца — песни. </text:p>
            <text:p text:style-name="Text_20_Body.sma"><text:span text:style-name="T2">1939</text:span> </text:p>
          </table:table-cell>
        </table:table-row>
      </table:table>
      <text:h text:style-name="P15" text:outline-level="3">НОВАЯ ВЕСНА</text:h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12">Только что схлынут потоки <text:line-break/>С горок, со склонов, с бороздок, <text:line-break/>Только попотчуют соком <text:line-break/><text:soft-page-break/>Нас молодые березы — </text:p>
            <text:p text:style-name="P12">Труд начинается сразу <text:line-break/>С утренних зорь до вечерних. <text:line-break/>С машинно-тракторной базы <text:line-break/>Едут с горючим цистерны. </text:p>
            <text:p text:style-name="P12">Пьют из них мощные кони — <text:line-break/>Тракторы, автомобили, <text:line-break/>Будто их на перегоне <text:line-break/>Пыль и жара утомили. </text:p>
            <text:p text:style-name="P12">Снова по пашне просторной <text:line-break/>Двинутся тракторы с громом, <text:line-break/>Чтобы отборные зерна <text:line-break/>Жирным прикрыть черноземом. </text:p>
            <text:p text:style-name="P12">Радостно сердцу, что рано <text:line-break/>Слышны под небом весенним <text:line-break/>Звуки колхозного стана, <text:line-break/>Звуки труда и веселья. </text:p>
          </table:table-cell>
        </table:table-row>
      </table:table>
      <text:p text:style-name="P4">56 </text:p>
      <text:p text:style-name="Horizontal_20_Line"/>
      <text:p text:style-name="P1"><text:bookmark text:name="s57"/>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12">Радостно вешней порою, <text:line-break/>Пот вытирая соленый, <text:line-break/>Поле послушать почное, <text:line-break/>Песни и смех отдаленный. </text:p>
            <text:p text:style-name="P12">Веет от угольев жаром, <text:line-break/>Гаснут зарницы в полете, <text:line-break/>Где-то засветятся фары, <text:line-break/>Как светляки на болоте. </text:p>
            <text:p text:style-name="P12">А как затихнут долины, — <text:line-break/>В лад под полуночным небом <text:line-break/>Льется напев соловьиный, <text:line-break/>Ласково плещется Неман. </text:p>
            <text:p text:style-name="P12">Так бы и слушал! Да только <text:line-break/>Вон уже с криками чаек <text:line-break/>Ключ свой вечерняя зорька <text:line-break/>Утренней зорьке вручает. </text:p>
            <text:p text:style-name="Text_20_Body.sma"><text:span text:style-name="T2">1950</text:span> </text:p>
          </table:table-cell>
        </table:table-row>
      </table:table>
      <text:h text:style-name="P15" text:outline-level="3">Я ХОТЕЛ БЫ...</text:h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12">Я хотел бы, чтоб песню мою, <text:line-break/>Что всегда оставалась в строю <text:line-break/>Непреклонных, отважных бойцов, <text:line-break/>Славных пахарей и рыбаков, <text:line-break/>Никогда бы забыть не могли, <text:line-break/>Чтоб пески ее не замели <text:line-break/>И не скрыла забвения мгла <text:line-break/><text:soft-page-break/>На дорогах, где песня прошла. </text:p>
            <text:p text:style-name="P12">И еще я хотел бы: когда <text:line-break/>Час придет мой уйти навсегда — <text:line-break/>Не поверили б вести такой <text:line-break/>Ни заря, как взойдет над землей, <text:line-break/>Ни пернатая в поле семья, <text:line-break/>Ни бурливая Нарочь моя, <text:line-break/>Ни деревья в бору у реки <text:line-break/>И ни вы, дорогие дружки! </text:p>
            <text:p text:style-name="P12">Я, ваш друг, ваш собрат, как и вы, <text:line-break/>Не клонил под грозой головы, <text:line-break/>Неплохим собеседником был, <text:line-break/>В звонкой песне душой не кривил </text:p>
          </table:table-cell>
        </table:table-row>
      </table:table>
      <text:p text:style-name="P4">57 </text:p>
      <text:p text:style-name="Horizontal_20_Line"/>
      <text:p text:style-name="P1"><text:bookmark text:name="s58"/>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12">И не верил в богов никаких, <text:line-break/>Только в правду друзей дорогих, <text:line-break/>На ладонях мозоли носил, <text:line-break/>Чистым сердцем отчизну любил. </text:p>
            <text:p text:style-name="Text_20_Body.sma"><text:span text:style-name="T2">1952</text:span> </text:p>
          </table:table-cell>
        </table:table-row>
      </table:table>
      <text:h text:style-name="P15" text:outline-level="3">ПОЭЗИЯ</text:h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12">Я знал, что ты — яркая молния, <text:line-break/>Рассекшая тучи; <text:line-break/>Я знал, что ты — счастье и доля, <text:line-break/>Дух воли могучей. </text:p>
            <text:p text:style-name="P12">Весенний цветок, <text:line-break/>Что пробился сквозь камень могильный. <text:line-break/>Разведчика след <text:line-break/>На дороге кремнистой и пыльной. </text:p>
            <text:p text:style-name="P12">Ты — дружба и радость, <text:line-break/>Я знал, как ты жарко целуешь» <text:line-break/>Ты — хлеба кусок или корка <text:line-break/>И сок винограда. </text:p>
            <text:p text:style-name="P12">А ты оказалась сильнее: <text:line-break/>Ты — кровь, что пульсирует в жилах. <text:line-break/>Ты — солнце, что ярко <text:line-break/>Просторы везде озарило; </text:p>
            <text:p text:style-name="P12">И без чего — утверждаю, <text:line-break/>И это закон непреложный — <text:line-break/>Любить, и работать, и жить <text:line-break/>На земле невозможно! </text:p>
            <text:p text:style-name="Text_20_Body.sma"><text:span text:style-name="T2">1955</text:span> </text:p>
          </table:table-cell>
        </table:table-row>
      </table:table>
      <text:h text:style-name="P15" text:outline-level="3"><text:soft-page-break/>ЧЕРНОМОРСКИЕ ЧАЙКИ</text:h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А все ж дышать гораздо легче мне <text:line-break/>На черноморской неспокойной шири, <text:line-break/>Чем где-то, в чужедальней стороне, <text:line-break/>Под звездным небом, в незнакомом мире. </text:p>
          </table:table-cell>
        </table:table-row>
      </table:table>
      <text:p text:style-name="P4">58 </text:p>
      <text:p text:style-name="Horizontal_20_Line"/>
      <text:p text:style-name="P1"><text:bookmark text:name="s59"/>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12">Хоть облака тут ниже и темней, <text:line-break/>Чем в тропиках, в краю вечнозеленом, <text:line-break/>И ветры — вестники осенних дней — <text:line-break/>В лицо дохнули севером студеным, </text:p>
            <text:p text:style-name="P12">Мне и суровость эта дорога. <text:line-break/>Приветствую волну, что, нам на зависть, <text:line-break/>Совсем недавно, милых скал касаясь, <text:line-break/>Родные обнимала берега. </text:p>
            <text:p text:style-name="P12">Еще сегодня их увижу я. <text:line-break/>Скорей бы наступил желанный вечер! <text:line-break/>Тебе спасибо, родина моя, <text:line-break/>За то, что чаек выслала навстречу! </text:p>
            <text:p text:style-name="Text_20_Body.sma"><text:span text:style-name="T2">1957</text:span> </text:p>
          </table:table-cell>
        </table:table-row>
      </table:table>
      <text:p text:style-name="P4">* * * 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12">Я из породы тех, которым любо <text:line-break/>Сближать людей, и горы, и дубравы, <text:line-break/>Сливать в оркестре флейты, бубны, трубы. <text:line-break/>Звучанье слов и песен величавых. </text:p>
            <text:p text:style-name="P12">Чем больше у меня гостей, тем лучше, <text:line-break/>Беседою сменяется беседа. <text:line-break/>Я с добрыми друзьями неразлучен <text:line-break/>И каждого зову меня проведать. </text:p>
            <text:p text:style-name="P12">Поем, стихи читаем вечерами, <text:line-break/>Бескрылому соседу спать мешая. <text:line-break/>Но что поделать, ежели вчера мы <text:line-break/>Справляли славный праздник урожая! </text:p>
            <text:p text:style-name="P12">А нынче птиц я провожаю стаю, <text:line-break/>Что взмыла ввысь, к етуденому зениту, <text:line-break/>А завтра я, конечно, повстречаю <text:line-break/>Ракету, вышедшую на орбиту. </text:p>
            <text:p text:style-name="P12">Пока во мне, стоцветен и чудесен, <text:line-break/>Весь мир звенит, сиянье излучая, <text:line-break/>Я обещаю много новых песен <text:line-break/>И только тишины не обещаю. </text:p>
            <text:p text:style-name="Text_20_Body.sma"><text:span text:style-name="T2">1959</text:span> </text:p>
          </table:table-cell>
        </table:table-row>
      </table:table>
      <text:p text:style-name="P4">59 </text:p>
      <text:p text:style-name="Horizontal_20_Line"/>
      <text:p text:style-name="P1"><text:bookmark text:name="s60"/><text:soft-page-break/>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12">О вас я забочусь, родные края, <text:line-break/>Об урожае, о мирном сне, <text:line-break/>О том, чтоб хватало людям жилья, <text:line-break/>О том, чтоб деревья цвели по веене. <text:line-break/>И эта земная забота моя — <text:line-break/>Мой хлеб насущный. </text:p>
            <text:p text:style-name="P12">Порою он горьким от пыли был, <text:line-break/>Порою от слез он соленым был, <text:line-break/>Порою горячим от пороха был... <text:line-break/>Зато он пахучим и сладким был, <text:line-break/>Когда я с друзьями его делил, — <text:line-break/>Мой хлеб насущный. </text:p>
            <text:p text:style-name="P12">И не кладите мне хлеб иной <text:line-break/>В походную сумку, в мешок вещевой, <text:line-break/>На стол, за которым с гостями сижу, <text:line-break/>На грудь, когда руки на ней я сложу. </text:p>
            <text:p text:style-name="Text_20_Body.sma"><text:span text:style-name="T2">1961</text:span> </text:p>
          </table:table-cell>
        </table:table-row>
      </table:table>
      <text:p text:style-name="P4">* * * 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12">Реки печали и радости <text:line-break/>Я много раз перешел. <text:line-break/>Волны их бурные взяли <text:line-break/>Немало крови моей. </text:p>
            <text:p text:style-name="P12">Но почему-то оставили <text:line-break/>Нежность, как будто она <text:line-break/>Самой была неподатливой, <text:line-break/>Самой тяжелой была. </text:p>
            <text:p text:style-name="Text_20_Body.sma"><text:span text:style-name="T2">1962</text:span> </text:p>
          </table:table-cell>
        </table:table-row>
      </table:table>
      <text:h text:style-name="P15" text:outline-level="3">ПАМЯТНИК</text:h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2">Над могилою братской мать рыдает седая. <text:line-break/>«Где вы, дети мои?» — днем и ночью скликает. <text:line-break/>Хоть из мрамора вся, даже сердце из камня, <text:line-break/>Ни земля, и ни солнце, и ни ветер дубравный, <text:line-break/>Ни плакучие вербы над неманской кручей <text:line-break/>Ей сказать не осмелятся правды горючей. </text:p>
            <text:p text:style-name="Text_20_Body.sma"><text:span text:style-name="T2">1962</text:span> </text:p>
          </table:table-cell>
        </table:table-row>
      </table:table>
      <text:p text:style-name="P4">60 </text:p>
      <text:p text:style-name="Horizontal_20_Line"/>
      <text:h text:style-name="P15" text:outline-level="3"><text:bookmark text:name="s61"/>ПЕРЕПИСКА С ЗЕМЛЕЙ</text:h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12">Я много писем написал земле <text:line-break/>Пером, которым создаются гимны, <text:line-break/>Лирические песни, <text:line-break/>манифесты. <text:line-break/>Писал я скрипок чуткими смычками, <text:line-break/>Умеющими плакать и смеяться. <text:line-break/><text:soft-page-break/>Есть письма, что начертаны в бою <text:line-break/>Штыком или саперного лопатой. <text:line-break/>Бывали и посланья, что писались <text:line-break/>Не ручкой вечной, а звенящим кубком, <text:line-break/>Который поднимал я на пиру, <text:line-break/>Провозглашая здравицу живым <text:line-break/>Или героев павших поминая. </text:p>
            <text:p text:style-name="P12">Все, что пишу, земле я адресую. <text:line-break/>А получил пока что <text:line-break/>Один-единственный ответ на то письмо, <text:line-break/>Которое весною начертал <text:line-break/>Надежным плугом на страницах пашни. </text:p>
            <text:p text:style-name="P12">Вот он — ответ. <text:line-break/>Ломтями нарезайте <text:line-break/>И угощайтесь. <text:line-break/>Ешьте на здоровье. </text:p>
            <text:p text:style-name="Text_20_Body.sma"><text:span text:style-name="T2">1964</text:span> </text:p>
          </table:table-cell>
        </table:table-row>
      </table:table>
      <text:p text:style-name="P4">* * * </text:p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12">Звезды — раскиданная пахарем пшеница, <text:line-break/>Чтоб в перелете дальнем и тревожном <text:line-break/>Было чем поживиться перелетным птицам, <text:line-break/>Не опускаясь наземь, где, возможно, <text:line-break/>Не всюду и воды дадут напиться <text:line-break/>Подорожным. </text:p>
            <text:p text:style-name="Text_20_Body.sma"><text:span text:style-name="T2">1965</text:span> </text:p>
          </table:table-cell>
        </table:table-row>
      </table:table>
      <text:p text:style-name="P4">* * * </text:p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Прежде чем вымолвить твое имя, Родина, <text:line-break/>Я, как джангарчи, собравшийся петь, <text:line-break/>Прополаскиваю рот родниковой водой, </text:p>
          </table:table-cell>
        </table:table-row>
      </table:table>
      <text:p text:style-name="P4">61 </text:p>
      <text:p text:style-name="Horizontal_20_Line"/>
      <text:p text:style-name="P1"><text:bookmark text:name="s62"/></text:p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12">Как сеятель, вышедший с лукошком, <text:line-break/>Кланяюсь полю, тучам и солнцу, <text:line-break/>Как воин перед решающим боем, <text:line-break/>Надеваю чистую рубаху. </text:p>
            <text:p text:style-name="Text_20_Body.sma"><text:span text:style-name="T2">1970</text:span> </text:p>
          </table:table-cell>
        </table:table-row>
      </table:table>
      <text:p text:style-name="P2">АРКАДИЙ КУЛЕШОВ <text:line-break/>(Род. в 1914 г.) <text:line-break/><text:span text:style-name="T2">С белорусского</text:span> </text:p>
      <text:h text:style-name="P15" text:outline-level="3">МОЯ БЕСЕДЬ</text:h>
      <table:table table:name="Table260" table:style-name="Table260">
        <table:table-column table:style-name="Table260.A"/>
        <table:table-row>
          <table:table-cell table:style-name="Table260.A1" office:value-type="string">
            <text:p text:style-name="Table_20_Contents">Есть сказка, что реки проложены птицами: <text:line-break/>Копали они и потом, говорят, <text:line-break/>Мешочки с вемлею несли вереницами <text:line-break/>И, высыпав землю, летели назад. </text:p>
          </table:table-cell>
        </table:table-row>
      </table:table>
      <text:p text:style-name="P4"><text:soft-page-break/>131 </text:p>
      <text:p text:style-name="Horizontal_20_Line"/>
      <text:p text:style-name="P1"><text:bookmark text:name="s132"/></text:p>
      <table:table table:name="Table261" table:style-name="Table261">
        <table:table-column table:style-name="Table261.A"/>
        <table:table-row>
          <table:table-cell table:style-name="Table261.A1" office:value-type="string">
            <text:p text:style-name="P12">А каня над ними глумилась, смеялась, <text:line-break/>И птицы послали проклятие ей. <text:line-break/>Так каня с тех пор бее воды и осталась: <text:line-break/>— Пить-пить! — она просит до нынешних дней... </text:p>
            <text:p text:style-name="P12">И в энойную пору, палима лучами, <text:line-break/>Той редкою каплей она и живет, <text:line-break/>Что тучка, дождем прошумев над лесами, <text:line-break/>С далеких небес иногда ей пошлет. </text:p>
            <text:p text:style-name="P12">Окончу я дело, которое начал, — <text:line-break/>Я камни дроблю, разгребаю пески. <text:line-break/>Под смех ожидающих легкой удачи <text:line-break/>Копаю я русло своей реки. </text:p>
            <text:p text:style-name="P12">И, в недрах струю обнаружив упрямую, <text:line-break/>Хочу, чтоб она разлилася волной — <text:line-break/>Не Волгой широкой и даже не Камою — <text:line-break/>Хоть Беседью б только — моею, родной. </text:p>
            <text:p text:style-name="P12">Я жажду работы и думаю часто, <text:line-break/>Окончивши честно свой день трудовой, <text:line-break/>Что жить невозможно, как каня несчастная. <text:line-break/>Одной только каплей воды дождевой. </text:p>
            <text:p text:style-name="Text_20_Body.sma"><text:span text:style-name="T2">1940</text:span> </text:p>
          </table:table-cell>
        </table:table-row>
      </table:table>
      <text:h text:style-name="P15" text:outline-level="3">НАД БРАТСКОЙ МОГИЛОЯ</text:h>
      <table:table table:name="Table262" table:style-name="Table262">
        <table:table-column table:style-name="Table262.A"/>
        <table:table-row>
          <table:table-cell table:style-name="Table262.A1" office:value-type="string">
            <text:p text:style-name="P12">Есть на северо-западе русское место Лажины. <text:line-break/>Как у нас в Беларуси, <text:line-break/>Там вербы растут и рябины. </text:p>
            <text:p text:style-name="P12">Там желтеют <text:line-break/>Болотные ряски, <text:line-break/>Как в Беларуси, <text:line-break/>Там ржавеют <text:line-break/>Фашистские каски, <text:line-break/>Как в Беларуси. </text:p>
            <text:p text:style-name="P12">Там могила есть братская рядом с деревней Лажины, <text:line-break/>Белорусские парни <text:line-break/>Там головы честно сложили. <text:line-break/>Мы без слез юс хороним </text:p>
          </table:table-cell>
        </table:table-row>
      </table:table>
      <text:p text:style-name="P4">132 </text:p>
      <text:p text:style-name="Horizontal_20_Line"/>
      <text:p text:style-name="P1"><text:bookmark text:name="s133"/></text:p>
      <table:table table:name="Table263" table:style-name="Table263">
        <table:table-column table:style-name="Table263.A"/>
        <table:table-row>
          <table:table-cell table:style-name="Table263.A1" office:value-type="string">
            <text:p text:style-name="Table_20_Contents">И помним <text:line-break/>О клятве своей неизменной. <text:line-break/>Наши слезы стыдятся <text:line-break/>Винтовок и касок военных. <text:line-break/><text:soft-page-break/>Мы не плачем, хоть- внаем: не просто солдатские кости <text:line-break/>Прячем мы под холодный песок на печальном погосте. <text:line-break/>Сыплем землю на руки, которые сына носили, <text:line-break/>Сыплем землю на ноги, что землю свою исходили. <text:line-break/>Ноги просятся встать, их дороги войны не согнули, <text:line-break/>Но вогнали в могилу <text:line-break/>Их силу <text:line-break/>фашистские пули. <text:line-break/>Руки просят обнять <text:line-break/>Еще сирот своих ненаглядных, <text:line-break/>Но уже не подняться, не встать <text:line-break/>Им из братской могилы прохладной. <text:line-break/>Хоть и эта земля принимает их с воинской честью, <text:line-break/>Но хотят они видеть хоть горстку земли из <text:line-break/>Полесья. <text:line-break/>Только где ее взять? Как они <text:line-break/>Беларусь покидали, <text:line-break/>То в дорогу с собою <text:line-break/>Мешочки с землею не брали... <text:line-break/>Что им горстка земли, если вся им нужна непреложно, <text:line-break/>А в мешочке дорожном <text:line-break/>Вместить ее всю <text:line-break/>Невозможно. <text:line-break/>Ты попробуй в дорогу забрать те ноля, те луга и криницы, <text:line-break/>Пущи те, что лишь в сердце, лишь в сердце сумеют вместиться. <text:line-break/>Беларусь моя, как же хочу тебя видеть я снова, <text:line-break/>Весь чабор твой и вереск лесной, <text:line-break/>Чуять запах сосновый... <text:line-break/>Сердце просит в пути повстречаться <text:line-break/>С тем, что с детства любили; <text:line-break/>Я тумана хочу наглотаться, <text:line-break/>И ветра родного, <text:line-break/>И пыли, <text:line-break/>Наглотаться хочу за себя и за них. <text:line-break/>Им не встать — их песок засыпает; <text:line-break/>Мне небес не хватает твоих, <text:line-break/>Мне твоей синевы не хватает... <text:line-break/>Мы друзей засыпаем землей — <text:line-break/>Ленинградцы, татары, узбеки — <text:line-break/>И клянемся, <text:line-break/>что кровью чужой <text:line-break/>Вспоим мы белорусские реки. </text:p>
          </table:table-cell>
        </table:table-row>
      </table:table>
      <text:p text:style-name="P4">133 </text:p>
      <text:p text:style-name="Horizontal_20_Line"/>
      <text:p text:style-name="P1"><text:bookmark text:name="s134"/></text:p>
      <table:table table:name="Table264" table:style-name="Table264">
        <table:table-column table:style-name="Table264.A"/>
        <table:table-row>
          <table:table-cell table:style-name="Table264.A1" office:value-type="string">
            <text:p text:style-name="P12">Мы салют отдаем, <text:line-break/>помним клятву свою неизменно, <text:line-break/>И не плачем мы — <text:line-break/>слезы стыдятся доспехов военных. </text:p>
            <text:p text:style-name="Text_20_Body.sma"><text:span text:style-name="T2">1942</text:span> </text:p>
          </table:table-cell>
        </table:table-row>
      </table:table>
      <text:h text:style-name="P15" text:outline-level="3">БЕРЕЗКА</text:h>
      <table:table table:name="Table265" table:style-name="Table265">
        <table:table-column table:style-name="Table265.A"/>
        <table:table-row>
          <table:table-cell table:style-name="Table265.A1" office:value-type="string">
            <text:p text:style-name="P12">Стоит она возле ограды <text:line-break/>Одна на погосте. <text:line-break/><text:soft-page-break/>Осколки фашистских снарядов <text:line-break/>Оставили след на бересте. <text:line-break/>Стрелял чужеземец, но чудом она уцелела, <text:line-break/>Стоит она, словно девчина на месте расстрела. <text:line-break/>Не плачь же, утри свои слезы, <text:line-break/>Березка! <text:line-break/>Над светлой рекой заплети свои косы, <text:line-break/>Березка! <text:line-break/>Тебя не убили, тебя не угнали в неволю, <text:line-break/>Расти же на радость и людям, и тихому полю. </text:p>
            <text:p text:style-name="Text_20_Body.sma"><text:span text:style-name="T2">1943</text:span> </text:p>
          </table:table-cell>
        </table:table-row>
      </table:table>
      <text:h text:style-name="P15" text:outline-level="3">КРЫЛЬЯ</text:h>
      <table:table table:name="Table266" table:style-name="Table266">
        <table:table-column table:style-name="Table266.A"/>
        <table:table-row>
          <table:table-cell table:style-name="Table266.A1" office:value-type="string">
            <text:p text:style-name="P12">Я покидал родимый край, <text:line-break/>Где жил юнцом счастливым: <text:line-break/>Пришел мой срок сказать «прощай» <text:line-break/>Своим лесам и нивам. </text:p>
            <text:p text:style-name="P12">Вослед мне долго шли поля, <text:line-break/>Луга родного края, <text:line-break/>Как молодого журавля <text:line-break/>К отлету провожая. </text:p>
            <text:p text:style-name="P12">Огни окошек мне вослед <text:line-break/>Мигали вдаль с тревогой: <text:line-break/>Я отправлялся в белый свет, <text:line-break/>В безвестную дорогу. </text:p>
            <text:p text:style-name="P12">Земля шептала мне: <text:line-break/>— Лети, <text:line-break/>Мой молодой, да ранний! <text:line-break/>Кто знает, сколько на пути <text:line-break/>Ты встретишь испытаний. </text:p>
          </table:table-cell>
        </table:table-row>
      </table:table>
      <text:p text:style-name="P4">134 </text:p>
      <text:p text:style-name="Horizontal_20_Line"/>
      <text:p text:style-name="P1"><text:bookmark text:name="s135"/></text:p>
      <table:table table:name="Table267" table:style-name="Table267">
        <table:table-column table:style-name="Table267.A"/>
        <table:table-row>
          <table:table-cell table:style-name="Table267.A1" office:value-type="string">
            <text:p text:style-name="P12">Они идут за рядом ряд — <text:line-break/>И труд, и кровь сражений... <text:line-break/>Лети! <text:line-break/>Дороги нет назад — <text:line-break/>К родным кустам сирени. </text:p>
            <text:p text:style-name="P12">Вдохнул я воздуха высот, <text:line-break/>Мечту сроднивши с былью. <text:line-break/>В далекий путь, в большой полет <text:line-break/>Дала мне юность крылья. </text:p>
            <text:p text:style-name="P12">В трудах суровых на войне <text:line-break/>Я закалил терпенье. <text:line-break/>И ничего, что, может, мне <text:line-break/>Огнем хватило перья. </text:p>
            <text:p text:style-name="P12">Где ни проехать, не пройти, <text:line-break/><text:soft-page-break/>Я полз по глине взрытой... <text:line-break/>Я не жалею. <text:line-break/>Десяти <text:line-break/>Небитых стоит битый. </text:p>
            <text:p text:style-name="P12">И если б даже там песок <text:line-break/>С землей меня накрыли, <text:line-break/>И то бы, кажется, не мог <text:line-break/>Своих сложить я крыльев. </text:p>
            <text:p text:style-name="P12">Я б пожелал еще познать <text:line-break/>Одно из испытаний: <text:line-break/>Из мертвых встать, — хоть трудно встать, — <text:line-break/>Рассвет увидеть ранний. </text:p>
            <text:p text:style-name="P12">Подняться, встать, прозреть опять, <text:line-break/>Умыть лицо водою <text:line-break/>В ручье лесном, чтоб не пугать <text:line-break/>Людей землей сырою. </text:p>
            <text:p text:style-name="P12">И вновь рвануть, чтоб ветер в грудь, <text:line-break/>Чтоб снова — впрок усилья... <text:line-break/>...Смелее — в путь, и в путь, и в путь! — <text:line-break/>Затем даны мне крылья. </text:p>
            <text:p text:style-name="Text_20_Body.sma"><text:span text:style-name="T2">1945</text:span> </text:p>
          </table:table-cell>
        </table:table-row>
      </table:table>
      <text:p text:style-name="P4">135 </text:p>
      <text:p text:style-name="Horizontal_20_Line"/>
      <text:h text:style-name="P15" text:outline-level="3"><text:bookmark text:name="s136"/>КОММУНИСТЫ</text:h>
      <table:table table:name="Table268" table:style-name="Table268">
        <table:table-column table:style-name="Table268.A"/>
        <table:table-row>
          <table:table-cell table:style-name="Table268.A1" office:value-type="string">
            <text:p text:style-name="P12">Коммунисты — это слово крепче стали, <text:line-break/>Коммунисты — это слово, как набат. <text:line-break/>Маркс и Энгельс нам такое имя дали <text:line-break/>В год рожденья наш — сто лет тому назад. </text:p>
            <text:p text:style-name="P12">И хотя сто лет назад нас было мало, <text:line-break/>Вышли мы на правый бой, на смертный бой. <text:line-break/>Мы копаем — с песней — яму капиталу, <text:line-break/>Пусть стучит земля по крышке гробовой. </text:p>
            <text:p text:style-name="P12">Нет, не верим мы ни в бога, ни в молитвы, <text:line-break/>И не знаем мы иных священных слов, <text:line-break/>Кроме лозунгов, сзывающих на битвы, <text:line-break/>Кроме песен, от каких вскипает кровь. </text:p>
            <text:p text:style-name="P12">Поднялись мы в высоту, полны отваги. <text:line-break/>Коммунизма даль, к тебе сердца летят. <text:line-break/>Крылья наши — это огненные флаги, <text:line-break/>Гнезда наши — это камни баррикад. </text:p>
            <text:p text:style-name="P12">Коммунисты — это Ленина солдаты, <text:line-break/>Пусть трепещут все тираны и цари — <text:line-break/>Мы вписали знаменательные даты <text:line-break/><text:soft-page-break/>Кровью собственной во все календари. </text:p>
            <text:p text:style-name="P12">В грозных битвах мы не дрогнем от ударов. <text:line-break/>До конца за наше дело постоим, <text:line-break/>Знамя красное бессмертных коммунаров <text:line-break/>Для полета нашей смене отдадим. </text:p>
            <text:p text:style-name="P12">Так и я отдам в наследство — дар заветный — <text:line-break/>Жар борьбы, который в сердце берегу. <text:line-break/>Коммунисты!.. <text:line-break/>Этот клич на бой победный <text:line-break/>Без волненья повторять я не могу. </text:p>
            <text:p text:style-name="P12">Этим словом, самым верным, самым чистым, <text:line-break/>Самых близких называю не один. <text:line-break/>Я хочу, чтоб назывался коммунистом <text:line-break/>Сын родной мой и родного сына сын. </text:p>
            <text:p text:style-name="P12">С каждым годом все сильнее над планетой <text:line-break/>Наше солнце разгорается во мгле, <text:line-break/>Скоро будут называться — знаю это — <text:line-break/>Коммунистами все люди на земле. </text:p>
            <text:p text:style-name="Text_20_Body.sma"><text:span text:style-name="T2">1948</text:span> </text:p>
          </table:table-cell>
        </table:table-row>
      </table:table>
      <text:p text:style-name="P4">136 </text:p>
      <text:p text:style-name="Horizontal_20_Line"/>
      <text:p text:style-name="P4"><text:bookmark text:name="s137"/>* * * </text:p>
      <table:table table:name="Table269" table:style-name="Table269">
        <table:table-column table:style-name="Table269.A"/>
        <table:table-row>
          <table:table-cell table:style-name="Table269.A1" office:value-type="string">
            <text:p text:style-name="P12">Покинув берег, первый шторм я встретил <text:line-break/>На третий день. <text:line-break/>Метался влажный мрак. <text:line-break/>Для вдохновенья флагам нужен ветер, <text:line-break/>А мне для вдохновенья нужен флаг. </text:p>
            <text:p text:style-name="P12">Не тот, однако, что на милость стужам <text:line-break/>Сдается, встретив непогодь и тьму. <text:line-break/>Ни перед злом, ни перед равнодушьем <text:line-break/>Я белый флаг вовек не подниму. </text:p>
            <text:p text:style-name="P12">Ни перед бурею неудержимой, <text:line-break/>Ни перед смертью, ни перед любимой, <text:line-break/>Когда она меня не моряком <text:line-break/>Захочет видеть, а своим рабом. </text:p>
            <text:p text:style-name="P12">Пускай бушуют волны. <text:line-break/>Вызов смелый <text:line-break/>Бросаю я, взметнув навстречу им <text:line-break/>Немеркнущий багряный флаг. <text:line-break/>А белый — <text:line-break/>Я оставляю недругам своим. </text:p>
            <text:p text:style-name="Text_20_Body.sma"><text:span text:style-name="T2">1962</text:span> </text:p>
          </table:table-cell>
        </table:table-row>
      </table:table>
      <text:p text:style-name="P4">* * * </text:p>
      <table:table table:name="Table270" table:style-name="Table270">
        <table:table-column table:style-name="Table270.A"/>
        <text:soft-page-break/>
        <table:table-row>
          <table:table-cell table:style-name="Table270.A1" office:value-type="string">
            <text:p text:style-name="P12">Я трижды побеждал судьбу, <text:line-break/>Я трижды, вытянувши руки, <text:line-break/>Лежал в постели, как в гробу. <text:line-break/>Я знаю, что такое муки. </text:p>
            <text:p text:style-name="P12">Чуть слышный сердца перестук... <text:line-break/>Болезнь крестами отмечала <text:line-break/>Все сбои ритма — вехи мук, <text:line-break/>Она почти погостом стала. </text:p>
            <text:p text:style-name="P12">Я умирал и воскресал, <text:line-break/>Очнувшись, молча ставил точку <text:line-break/>И смерти под ноги бросал <text:line-break/>За костью кость — за ночью ночку. </text:p>
            <text:p text:style-name="P12">Потом, зимы осилив тьму, <text:line-break/>Я встал, весны услышал эвуки. <text:line-break/>Они всегда слышней тому, <text:line-break/>Кто знает, что такое муки. </text:p>
          </table:table-cell>
        </table:table-row>
      </table:table>
      <text:p text:style-name="P4">137 </text:p>
      <text:p text:style-name="Horizontal_20_Line"/>
      <text:p text:style-name="P1"><text:bookmark text:name="s138"/></text:p>
      <table:table table:name="Table271" table:style-name="Table271">
        <table:table-column table:style-name="Table271.A"/>
        <table:table-row>
          <table:table-cell table:style-name="Table271.A1" office:value-type="string">
            <text:p text:style-name="P12">Не горько и в гробу лежать, <text:line-break/>Когда иссякли силы в теле, <text:line-break/>А горько, если мир опять <text:line-break/>Застонет в смертной той постели. </text:p>
            <text:p text:style-name="P12">Вкруг солнца снова я лечу <text:line-break/>В сплошном вращении событий. <text:line-break/>Я самого себя хочу <text:line-break/>Продолжить на земной орбите. </text:p>
            <text:p text:style-name="P12">Еще один, другой виток... <text:line-break/>Кружись по правилам науки, <text:line-break/>Земля — любви моей исток! <text:line-break/>Я знаю, что такое муки. </text:p>
            <text:p text:style-name="P12">Рожденный заново на свет, <text:line-break/>Я палкой, непривычно робок, <text:line-break/>Нащупывая нити тропок, <text:line-break/>Пишу тревожный свой завет. </text:p>
            <text:p text:style-name="P12">Пишу: «Не для того, поверьте, <text:line-break/>Я встал, чтоб тлением дышать, <text:line-break/>А для того, чтобы опять <text:line-break/>Следить за происками смерти». </text:p>
            <text:p text:style-name="P12">Пишу, свидетель многих бед, <text:line-break/>Сиротских слез, войны, разлуки, — <text:line-break/>Да будет счастлив белый свет! <text:line-break/>Я знаю, что такое муки. </text:p>
            <text:p text:style-name="Text_20_Body.sma"><text:span text:style-name="T2">1967</text:span> </text:p>
          </table:table-cell>
        </table:table-row>
      </table:table>
      <text:h text:style-name="P15" text:outline-level="3"><text:soft-page-break/>ЕДИНСТВЕННЫЙ СЕРП</text:h>
      <table:table table:name="Table272" table:style-name="Table272">
        <table:table-column table:style-name="Table272.A"/>
        <table:table-row>
          <table:table-cell table:style-name="Table272.A1" office:value-type="string">
            <text:p text:style-name="P12">Заглох тот дом, что был моим гнездом, <text:line-break/>Что вывел в мир и радость и беду мою. <text:line-break/>Не вечно все под месяца серпом, <text:line-break/>Хоть вовсе и не жнет он... <text:line-break/>Так я думаю, <text:line-break/>Шагая по проселку с посошком. </text:p>
            <text:p text:style-name="P12">Мой след, полсотни лет тому назад <text:line-break/>Друживший с тропкой школьною, беспечною, <text:line-break/>Зарос травой зеленой... <text:line-break/>И, конечно, я <text:line-break/>Не попрекну траву. <text:line-break/>Она, сердечная, <text:line-break/>Тут ни при чем. <text:line-break/>Я травам с детства рад. </text:p>
          </table:table-cell>
        </table:table-row>
      </table:table>
      <text:p text:style-name="P4">138 </text:p>
      <text:p text:style-name="Horizontal_20_Line"/>
      <text:p text:style-name="P1"><text:bookmark text:name="s139"/></text:p>
      <table:table table:name="Table273" table:style-name="Table273">
        <table:table-column table:style-name="Table273.A"/>
        <table:table-row>
          <table:table-cell table:style-name="Table273.A1" office:value-type="string">
            <text:p text:style-name="P12">Электростанция над речкой синею <text:line-break/>С былою мощью в сорок киловатт <text:line-break/>Не светит больше. <text:line-break/>Годы так летят, <text:line-break/>Что, кроне мачт высоковольтной линии, <text:line-break/>В ее судьбе никто не виноват. </text:p>
            <text:p text:style-name="P12">Комбайн — властитель в мире полевом — <text:line-break/>Привел серпы к полнейшей непригодности. <text:line-break/>Не вечно все. Хоть конь и полон гордости, <text:line-break/>Но ведь и он во власти безысходности — <text:line-break/>Вчерашний всадник нынче за рулем. </text:p>
            <text:p text:style-name="P12">Все изменилось — луг мой, лес мой лиственный, <text:line-break/>Старею я. Здесь нет вины ничьей. <text:line-break/>Так пусть плывет над местностью моей <text:line-break/>Серп месяца, — давно уж не таинственный! — <text:line-break/>Единственный на жатве наших дней. </text:p>
            <text:p text:style-name="Text_20_Body.sma"><text:span text:style-name="T2">1973</text:span> </text:p>
          </table:table-cell>
        </table:table-row>
      </table:table>
      <text:p text:style-name="P2"><text:bookmark text:name="s269"/>ЭДИ ОГНЕЦВЕТ <text:line-break/>(Род. в 1916 г.) <text:line-break/><text:span text:style-name="T2">С белорусского</text:span> </text:p>
      <text:h text:style-name="P15" text:outline-level="3">МОЙ ДОМ</text:h>
      <table:table table:name="Table552" table:style-name="Table552">
        <table:table-column table:style-name="Table552.A"/>
        <table:table-row>
          <table:table-cell table:style-name="Table552.A1" office:value-type="string">
            <text:p text:style-name="P12">Не обходи порога моего, </text:p>
            <text:p text:style-name="Text_20_Body.nrm">Смеясь удаче! <text:line-break/>Не обходи порога моего, </text:p>
            <text:p text:style-name="Text_20_Body.nrm">Душою плача! <text:line-break/>Когда ты весел — посидим </text:p>
            <text:p text:style-name="Text_20_Body.nrm"><text:soft-page-break/>За чаркой с песней, <text:line-break/>А в час печали сядем тесно </text:p>
            <text:p text:style-name="Text_20_Body.nrm">И помолчим... </text:p>
          </table:table-cell>
        </table:table-row>
      </table:table>
      <text:h text:style-name="P15" text:outline-level="3">БЕЛАРУСИ</text:h>
      <table:table table:name="Table553" table:style-name="Table553">
        <table:table-column table:style-name="Table553.A"/>
        <table:table-row>
          <table:table-cell table:style-name="Table553.A1" office:value-type="string">
            <text:p text:style-name="P12">Я в сорок первом думала: </text:p>
            <text:p text:style-name="Text_20_Body.nrm">не выживу В разлуке </text:p>
            <text:p text:style-name="Text_20_Body.nrm">с твоими соснами, С твоими </text:p>
            <text:p text:style-name="Text_20_Body.nrm">лугами росными, <text:line-break/>С вересками лиловыми, <text:line-break/>С сентябрьских лесов обновами, <text:line-break/>С простором твоего задумчивого неба, <text:line-break/>Желанным, как любовь, </text:p>
            <text:p text:style-name="Text_20_Body.nrm">как вкус ржаного хлеба... <text:line-break/>А ты, словно мать родимая, <text:line-break/>Детям необходимая, <text:line-break/>Письмом фронтовым приходила. <text:line-break/>Я тебя находила <text:line-break/>В госпиталях, </text:p>
            <text:p text:style-name="Text_20_Body.nrm">сраженьем обожженную, <text:line-break/>Но чертом никаким </text:p>
            <text:p text:style-name="Text_20_Body.nrm">не побежденную. <text:line-break/>Там, на земле друзей, </text:p>
            <text:p text:style-name="Text_20_Body.nrm">у пыльного вокзала <text:line-break/>Жила я твоими дубравами, </text:p>
          </table:table-cell>
        </table:table-row>
      </table:table>
      <text:p text:style-name="P4">269 </text:p>
      <text:p text:style-name="Horizontal_20_Line"/>
      <text:p text:style-name="P1"><text:bookmark text:name="s270"/></text:p>
      <table:table table:name="Table554" table:style-name="Table554">
        <table:table-column table:style-name="Table554.A"/>
        <table:table-row>
          <table:table-cell table:style-name="Table554.A1" office:value-type="string">
            <text:p text:style-name="P12">Пригорками, </text:p>
            <text:p text:style-name="Text_20_Body.nrm">речками, </text:p>
            <text:p text:style-name="Text_20_Body.nrm">травами... И как я над тобой </text:p>
            <text:p text:style-name="Text_20_Body.nrm">в те дни ни горевала, <text:line-break/>Мне нынешний твой день </text:p>
            <text:p text:style-name="Text_20_Body.nrm">светил за перевалом. </text:p>
          </table:table-cell>
        </table:table-row>
      </table:table>
      <text:p text:style-name="P4">* * * </text:p>
      <table:table table:name="Table555" table:style-name="Table555">
        <table:table-column table:style-name="Table555.A"/>
        <table:table-row>
          <table:table-cell table:style-name="Table555.A1" office:value-type="string">
            <text:p text:style-name="P12">Полюбил сосну горячий ветер, </text:p>
            <text:p text:style-name="Text_20_Body.nrm">Нежных чувств от леса не скрывал </text:p>
            <text:p text:style-name="Text_20_Body.nrm">И любовь свою ко всем на свете, </text:p>
            <text:p text:style-name="Text_20_Body.nrm">Ко всему живому ревновал. </text:p>
            <text:p text:style-name="Text_20_Body.nrm"><text:soft-page-break/>Сосенке, беспечной и веселой, </text:p>
            <text:p text:style-name="Text_20_Body.nrm">Ревность и свиданья — ни к чему: </text:p>
            <text:p text:style-name="Text_20_Body.nrm">Иглами поклонника колола </text:p>
            <text:p text:style-name="Text_20_Body.nrm">И во всем перечила ему. </text:p>
            <text:p text:style-name="Text_20_Body.nrm">Злился ветер, жадный и упрямый, — </text:p>
            <text:p text:style-name="Text_20_Body.nrm">Улетел!.. Еще любил пока, </text:p>
            <text:p text:style-name="Text_20_Body.nrm">Молниями часто эпиграммы </text:p>
            <text:p text:style-name="Text_20_Body.nrm">Посылал сосне издалека. </text:p>
            <text:p text:style-name="Text_20_Body.nrm">У бродяг любви не встретишь вечной: </text:p>
            <text:p text:style-name="Text_20_Body.nrm">Скоро ветер позабыл сосну, </text:p>
            <text:p text:style-name="Text_20_Body.nrm">А сосне, веселой и беспечной, </text:p>
            <text:p text:style-name="Text_20_Body.nrm">Стало скучно слушать тишину. </text:p>
            <text:p text:style-name="Text_20_Body.nrm">Не с кем спорить, некому перечить, </text:p>
            <text:p text:style-name="Text_20_Body.nrm">И сосне осталось тосковать </text:p>
            <text:p text:style-name="Text_20_Body.nrm">По любви, по ревности, по встрече... </text:p>
            <text:p text:style-name="Text_20_Body.nrm">Логика у женщин такова! </text:p>
          </table:table-cell>
        </table:table-row>
      </table:table>
      <text:p text:style-name="P2">ПИМЕН ПАНЧЕНКО <text:line-break/>(Род. в 1917 г.) <text:line-break/><text:span text:style-name="T2">С белорусского</text:span> </text:p>
      <text:h text:style-name="P15" text:outline-level="3">ПАРТИЗАНСКАЯ ВЕСНА</text:h>
      <table:table table:name="Table612" table:style-name="Table612">
        <table:table-column table:style-name="Table612.A"/>
        <table:table-row>
          <table:table-cell table:style-name="Table612.A1" office:value-type="string">
            <text:p text:style-name="P12">Будут вечно сады расцветать, <text:line-break/>Воздух ласточки резать крылами. <text:line-break/>Будут девичьи ноги ступать <text:line-break/>Луговин коврами. </text:p>
            <text:p text:style-name="P12">Только прошлой весне не зацвесть <text:line-break/>Беспечальною синью, <text:line-break/>Холодна ее светлая весть <text:line-break/>И горчит полынью. </text:p>
            <text:p text:style-name="P12">Росы падают с тихих трав <text:line-break/>На сапог, пропыленный в скитаньях, <text:line-break/>Растревожив, расколыхав, <text:line-break/>Словно ветви, воспоминанья. </text:p>
          </table:table-cell>
        </table:table-row>
      </table:table>
      <text:p text:style-name="P4">294 </text:p>
      <text:p text:style-name="Horizontal_20_Line"/>
      <text:p text:style-name="P1"><text:bookmark text:name="s295"/></text:p>
      <table:table table:name="Table613" table:style-name="Table613">
        <table:table-column table:style-name="Table613.A"/>
        <table:table-row>
          <table:table-cell table:style-name="Table613.A1" office:value-type="string">
            <text:p text:style-name="P12">Думал: только кровь и война, <text:line-break/>Только грозные думы и речи, — <text:line-break/>А припомнилась снова она, <text:line-break/>Ее косы, и губы, и плечи. </text:p>
            <text:p text:style-name="P12"><text:soft-page-break/>Так и кажется: рядом шла б, <text:line-break/>Улыбалась взглядом лучистым. <text:line-break/>«Глянь — с березой целуется граб». <text:line-break/>Или: «Сбей мне звезду на монисто». </text:p>
            <text:p text:style-name="P12">Нет, она не пройдет сквозь леса. <text:line-break/>Там, за фронтом, заветная хата. <text:line-break/>Обрывает птиц голоса <text:line-break/>Рокот пушечного раската. </text:p>
            <text:p text:style-name="Text_20_Body.sma"><text:span text:style-name="T2">1942</text:span> </text:p>
          </table:table-cell>
        </table:table-row>
      </table:table>
      <text:h text:style-name="P15" text:outline-level="3">ГЕРОЙ</text:h>
      <table:table table:name="Table614" table:style-name="Table614">
        <table:table-column table:style-name="Table614.A"/>
        <table:table-row>
          <table:table-cell table:style-name="Table614.A1" office:value-type="string">
            <text:p text:style-name="P12">Он крикнул гневно: «Вставай, пехота, <text:line-break/>Мы не на пляже, а на войне!» <text:line-break/>И лег на колючку, обвившую доты, <text:line-break/>И сотня солдатских сапог — полроты — <text:line-break/>Прошла по его спине. </text:p>
            <text:p text:style-name="P12">Не он, а другие ушли в атаку, <text:line-break/>Глушили гранатами блиндажи, <text:line-break/>Кололи врагов и сжигали танки, <text:line-break/>Чтоб знамя победы поднять спозаранку, <text:line-break/>Чтоб ринуться снова на рубежи! </text:p>
            <text:p text:style-name="P12">А он свое тело со ржавой колючки <text:line-break/>Снял молча, без стона, и сразу тогда <text:line-break/>Упал на траву, и стала горючей <text:line-break/>Боль этой травы, и росы, и летучих <text:line-break/>Ветров, что с Валдая примчались сюда. </text:p>
            <text:p text:style-name="Text_20_Body.sma"><text:span text:style-name="T2">1943</text:span> </text:p>
          </table:table-cell>
        </table:table-row>
      </table:table>
      <text:p text:style-name="P4">295 </text:p>
      <text:p text:style-name="Horizontal_20_Line"/>
      <text:h text:style-name="P15" text:outline-level="3"><text:bookmark text:name="s296"/>НА РОДНОЙ ЗЕМЛЕ</text:h>
      <table:table table:name="Table615" table:style-name="Table615">
        <table:table-column table:style-name="Table615.A"/>
        <table:table-row>
          <table:table-cell table:style-name="Table615.A1" office:value-type="string">
            <text:p text:style-name="P12">Мы шагали на запад за огненной, дымной стеной, <text:line-break/>Наши губы потрескались, лица пожар обагрил. <text:line-break/>Беспощадно стучался в ворота железные бой: <text:line-break/>«Беларусь, отвори!» </text:p>
            <text:p text:style-name="P12">И когда вековые леса расступились крутом, <text:line-break/>Мы увидели — роют песок на полянках, <text:line-break/>Как быки перед смертным концом, <text:line-break/>Вздыбив пушек рога, <text:line-break/>С черной свастикой танки... </text:p>
            <text:p text:style-name="P12">Не про это совсем написать я сегодня хочу, <text:line-break/>Я к руинам родным всю дорогу свою уже знаю! <text:line-break/>Я давно присягнул, что приду, обниму, залечу <text:line-break/>Каждый милый вершок моего белорусского края. </text:p>
            <text:p text:style-name="P12">Я не знаю, что чувствует аист или скворец, <text:line-break/><text:soft-page-break/>Над деревней родной <text:line-break/>Пролетая весенней порою, <text:line-break/>И что чувствует травка, пробившись сквозь тьму наконец <text:line-break/>Под горячее солнце <text:line-break/>Весною. </text:p>
            <text:p text:style-name="P12">Я навеки прославлю <text:line-break/>Восторженным словом своим, <text:line-break/>Дважды, трижды прославлю <text:line-break/>Возвращения радостный срок!.. <text:line-break/>То ли теплый плач, то ли горький дым <text:line-break/>Мне глаза заволок?.. </text:p>
            <text:p text:style-name="P12">Счастье есть! <text:line-break/>Посмотрите туда, <text:line-break/>Где плодов урожай собирают садовников руки. <text:line-break/>Наша родина-мать собирает свои города <text:line-break/>После тяжких боев, <text:line-break/>После долгой и горькой разлуки. </text:p>
            <text:p text:style-name="P12">Счастье есть! <text:line-break/>Поглядите — над нашей Москвой <text:line-break/>Золотые созвездья цветут и несутся победные марши! </text:p>
          </table:table-cell>
        </table:table-row>
      </table:table>
      <text:p text:style-name="P4">296 </text:p>
      <text:p text:style-name="Horizontal_20_Line"/>
      <text:p text:style-name="P1"><text:bookmark text:name="s297"/></text:p>
      <table:table table:name="Table616" table:style-name="Table616">
        <table:table-column table:style-name="Table616.A"/>
        <table:table-row>
          <table:table-cell table:style-name="Table616.A1" office:value-type="string">
            <text:p text:style-name="P12">Это — пот наш и кровь, <text:line-break/>Это — наш урожай боевой, <text:line-break/>Это — слава народа, <text:line-break/>Это — праздник на улице нашей! </text:p>
            <text:p text:style-name="Text_20_Body.sma"><text:span text:style-name="T2">1944</text:span> </text:p>
          </table:table-cell>
        </table:table-row>
      </table:table>
      <text:h text:style-name="P15" text:outline-level="3">ВЕЧНЫЕ СЛОВА</text:h>
      <table:table table:name="Table617" table:style-name="Table617">
        <table:table-column table:style-name="Table617.A"/>
        <table:table-row>
          <table:table-cell table:style-name="Table617.A1" office:value-type="string">
            <text:p text:style-name="P12">Нету фантастичнее преданий <text:line-break/>Нашей фантастической земли... <text:line-break/>В старину, седую, стародавнюю, <text:line-break/>Жили скифы, мяли ковыли. </text:p>
            <text:p text:style-name="P12">По степям они укоренились <text:line-break/>И осели там давным-давно. <text:line-break/>Бранью позабытою бранились. <text:line-break/>Пили больше нашего вино. </text:p>
            <text:p text:style-name="P12">Вечером, когда под небом мутным <text:line-break/>Волчьих стай страшилися стада, <text:line-break/>Разговаривали <text:line-break/>мудрый с мудрым. <text:line-break/>Дураки дурили, как всегда. </text:p>
            <text:p text:style-name="P12">Слов рои под облака взлетали, <text:line-break/>Гасли, словно на ветру костер. <text:line-break/>Их пространства дикие глотали. <text:line-break/>Их глушил немереный простор. </text:p>
            <text:p text:style-name="P12"><text:soft-page-break/>Говорят: слова не исчезают, <text:line-break/>Языки, что род забыл людской, <text:line-break/>В небесах по-прежнему витают, <text:line-break/>Над тобой кружат и надо мной. </text:p>
            <text:p text:style-name="P12">Говорят, что иногда в пустыне, <text:line-break/>Там, где только тишина да ты, <text:line-break/>В мертвенной и беспредельной стыни <text:line-break/>Вдруг слова услышишь с высоты. </text:p>
            <text:p text:style-name="P12">Слышишь: девушки поют, а кони <text:line-break/>Долго ржут и скачут во всю прыть. <text:line-break/>Если слышанное ты запомнишь, <text:line-break/>Сможешь неоткрытое открыть. </text:p>
          </table:table-cell>
        </table:table-row>
      </table:table>
      <text:p text:style-name="P4">297 </text:p>
      <text:p text:style-name="Horizontal_20_Line"/>
      <text:p text:style-name="P1"><text:bookmark text:name="s298"/></text:p>
      <table:table table:name="Table618" table:style-name="Table618">
        <table:table-column table:style-name="Table618.A"/>
        <table:table-row>
          <table:table-cell table:style-name="Table618.A1" office:value-type="string">
            <text:p text:style-name="P12">И клочок уловленного еказа <text:line-break/>Превратят твой разум и чутье <text:line-break/>В правду. <text:line-break/>Пред тобой предстанет сразу <text:line-break/>Скифов легендарное житье. </text:p>
            <text:p text:style-name="Text_20_Body.sma"><text:span text:style-name="T2">1946</text:span> </text:p>
          </table:table-cell>
        </table:table-row>
      </table:table>
      <text:h text:style-name="P15" text:outline-level="3">КРАЙ ПОЭТОВ</text:h>
      <table:table table:name="Table619" table:style-name="Table619">
        <table:table-column table:style-name="Table619.A"/>
        <table:table-row>
          <table:table-cell table:style-name="Table619.A1" office:value-type="string">
            <text:p text:style-name="P12">С малолетства всем известно это: <text:line-break/>На Смоленщине рождаются поэты, </text:p>
            <text:p text:style-name="P12">У подножья Арарата, и в Сибири, <text:line-break/>И на землях Руставели и Сабира, </text:p>
            <text:p text:style-name="P12">У Днепра, на Балтике, в Рязани, <text:line-break/>На вершинах горных в Дагестане. </text:p>
            <text:p text:style-name="P12">А еще я знаю край озер и сосен, <text:line-break/>Где поэтов — как в лесу грибов под осень. </text:p>
            <text:p text:style-name="P12">Там зозулями зовутся все кукушки. <text:line-break/>Той землей из Кишинева ехал Пушкин. </text:p>
            <text:p text:style-name="P12">Там цвела любовь Мицкевича к Марыле, <text:line-break/>Там цари поэтов многих загубили, </text:p>
            <text:p text:style-name="P12">И Тараса в Петербург вели березы <text:line-break/>Той дорогой, что впитала боль и слезы. </text:p>
            <text:p text:style-name="P12">Оттого певцов рождается немало <text:line-break/>На земле, где столько славных побывало. </text:p>
            <text:p text:style-name="P12">Там стихи слагались в хате, и в окопе, <text:line-break/>И в чащобе, где ломались молний копья. </text:p>
            <text:p text:style-name="P12"><text:soft-page-break/>Там черемухе и вереску просторно, <text:line-break/>Там и критики ведут себя пристойно. </text:p>
            <text:p text:style-name="P12">Там сонеты дятел пишет на бересте <text:line-break/>И ноют всю ночь хозяева и гости. </text:p>
            <text:p text:style-name="P12">В соответственной сердечной обстановке <text:line-break/>Не чураются и чарочки «Зубровки». </text:p>
          </table:table-cell>
        </table:table-row>
      </table:table>
      <text:p text:style-name="P4">298 </text:p>
      <text:p text:style-name="Horizontal_20_Line"/>
      <text:p text:style-name="P1"><text:bookmark text:name="s299"/></text:p>
      <table:table table:name="Table620" table:style-name="Table620">
        <table:table-column table:style-name="Table620.A"/>
        <table:table-row>
          <table:table-cell table:style-name="Table620.A1" office:value-type="string">
            <text:p text:style-name="P12">А закусывают бульбой да грибками — <text:line-break/>Подберезовиками, боровиками. </text:p>
            <text:p text:style-name="P12">Там, где с бором дружат новые поселки, <text:line-break/>На асфальт ложатся хвойные иголки. </text:p>
            <text:p text:style-name="P12">Пляшут в озере угри, в реке — уклейки, <text:line-break/>Соловей всю ночь играет на жалейке. </text:p>
            <text:p text:style-name="P12">Земляничные, черничные полянки <text:line-break/>Спозаранку говорят стихами Янки. </text:p>
            <text:p text:style-name="P12">Где ж тот край, льняной, игольчатый, былинный, <text:line-break/>Зов торжественный лосиный, звон пчелиный! </text:p>
            <text:p text:style-name="P12">Там, где Беседь, там, где Припять, там, где Свитязь, <text:line-break/>Приезжайте, поглядите, убедитесь. </text:p>
            <text:p text:style-name="P12">Там на свадьбах неустанны цимбалисты, <text:line-break/>Там невесты хороши и голосисты. </text:p>
            <text:p text:style-name="P12">Там одна, голубоглазая и ласковая, <text:line-break/>Завлекла меня припевками и плясками. </text:p>
            <text:p text:style-name="Text_20_Body.sma"><text:span text:style-name="T2">1963</text:span> </text:p>
          </table:table-cell>
        </table:table-row>
      </table:table>
      <text:p text:style-name="P4">* * * </text:p>
      <table:table table:name="Table621" table:style-name="Table621">
        <table:table-column table:style-name="Table621.A"/>
        <table:table-row>
          <table:table-cell table:style-name="Table621.A1" office:value-type="string">
            <text:p text:style-name="P12">Небо журавлиное, холодное, <text:line-break/>Мокрая осенняя земля. <text:line-break/>Жизнь у птиц болотная, отлетная... <text:line-break/>Вы вблизи видали журавля? </text:p>
            <text:p text:style-name="Text_20_Body.nrm">Выглядит он сирым горемыкою, <text:line-break/>Чуть смешным... <text:line-break/>Нелегок топкий быт. <text:line-break/>Но вдали прощальное курлыканье <text:line-break/>Скорбно и возвышенно звучит. </text:p>
            <text:p text:style-name="Text_20_Body.sma"><text:span text:style-name="T2">1972</text:span> </text:p>
          </table:table-cell>
        </table:table-row>
      </table:table>
      <text:h text:style-name="P15" text:outline-level="3">ДАТЫ</text:h>
      <table:table table:name="Table622" table:style-name="Table622">
        <table:table-column table:style-name="Table622.A"/>
        <table:table-row>
          <table:table-cell table:style-name="Table622.A1" office:value-type="string">
            <text:p text:style-name="P12">Что даты? Это только вехи </text:p>
            <text:p text:style-name="Text_20_Body.nrm"><text:soft-page-break/>Истории. </text:p>
            <text:p text:style-name="Text_20_Body.nrm">А для солдат, </text:p>
            <text:p text:style-name="Text_20_Body.nrm">Чьи навсегда закрылись веки, </text:p>
            <text:p text:style-name="Text_20_Body.nrm">Нет и не будет больше дат. </text:p>
          </table:table-cell>
        </table:table-row>
      </table:table>
      <text:p text:style-name="P4">299 </text:p>
      <text:p text:style-name="Horizontal_20_Line"/>
      <text:p text:style-name="P1"><text:bookmark text:name="s300"/></text:p>
      <table:table table:name="Table623" table:style-name="Table623">
        <table:table-column table:style-name="Table623.A"/>
        <table:table-row>
          <table:table-cell table:style-name="Table623.A1" office:value-type="string">
            <text:p text:style-name="P12">За той чертой — безмолвно, пусто. <text:line-break/>Мы на кладбищах фронтовых <text:line-break/>Возводим бронзовые бюсты <text:line-break/>Не для погибших — для живых. </text:p>
            <text:p text:style-name="Text_20_Body.nrm">И для детей, чтоб не блуждали <text:line-break/>Среди иных никчемных дат, <text:line-break/>Чтоб песни в памяти звучали <text:line-break/>И воскрешали тех солдат. </text:p>
            <text:p text:style-name="Text_20_Body.sma"><text:span text:style-name="T2">1973</text:span> </text:p>
          </table:table-cell>
        </table:table-row>
      </table:table>
      <text:p text:style-name="P2">КАСТУСЬ КИРЕЕНКО <text:line-break/>(Род. в 1918 г.) <text:line-break/><text:span text:style-name="T2">С белорусского</text:span> </text:p>
      <text:h text:style-name="P15" text:outline-level="3">ЖИВУ</text:h>
      <table:table table:name="Table633" table:style-name="Table633">
        <table:table-column table:style-name="Table633.A"/>
        <table:table-row>
          <table:table-cell table:style-name="Table633.A1" office:value-type="string">
            <text:p text:style-name="P12">Удивляешься ты, </text:p>
            <text:p text:style-name="Text_20_Body.nrm">Что я громом, бывает, гремлю </text:p>
            <text:p text:style-name="Text_20_Body.nrm">И что сам на себя </text:p>
            <text:p text:style-name="Text_20_Body.nrm">Вызываю огонь наяву. </text:p>
            <text:p text:style-name="Text_20_Body.nrm">Удивляешься ты, </text:p>
            <text:p text:style-name="Text_20_Body.nrm">Что бессилия я не терплю, — </text:p>
            <text:p text:style-name="Text_20_Body.nrm">Я живой, ты пойми, </text:p>
            <text:p text:style-name="Text_20_Body.nrm">Я живу. </text:p>
          </table:table-cell>
        </table:table-row>
      </table:table>
      <text:p text:style-name="P4">306 </text:p>
      <text:p text:style-name="Horizontal_20_Line"/>
      <text:p text:style-name="P1"><text:bookmark text:name="s307"/></text:p>
      <table:table table:name="Table634" table:style-name="Table634">
        <table:table-column table:style-name="Table634.A"/>
        <table:table-row>
          <table:table-cell table:style-name="Table634.A1" office:value-type="string">
            <text:p text:style-name="P12">Удивляться не надо </text:p>
            <text:p text:style-name="Text_20_Body.nrm">Ни строчкам суровым моим, </text:p>
            <text:p text:style-name="Text_20_Body.nrm">Ни тому, что тревога </text:p>
            <text:p text:style-name="Text_20_Body.nrm">Врывается в песен канву. </text:p>
            <text:p text:style-name="Text_20_Body.nrm">Мы с тобой на земле </text:p>
            <text:p text:style-name="Text_20_Body.nrm">На живой и горячей стоим, — </text:p>
            <text:p text:style-name="Text_20_Body.nrm"><text:soft-page-break/>И для жизни, пойми, </text:p>
            <text:p text:style-name="Text_20_Body.nrm">Я живу. </text:p>
            <text:p text:style-name="Text_20_Body.nrm">Я для счастья живу, </text:p>
            <text:p text:style-name="Text_20_Body.nrm">Для веселого смеха живу, </text:p>
            <text:p text:style-name="Text_20_Body.nrm">Отдал душу свою </text:p>
            <text:p text:style-name="Text_20_Body.nrm">И друзьям, и нелегким делам. </text:p>
            <text:p text:style-name="Text_20_Body.nrm">Удивляться не надо, </text:p>
            <text:p text:style-name="Text_20_Body.nrm">Что, может, струну разорву, </text:p>
            <text:p text:style-name="Text_20_Body.nrm">А однажды и сердце свое </text:p>
            <text:p text:style-name="Text_20_Body.nrm">Разорву пополам. </text:p>
            <text:p text:style-name="Text_20_Body.nrm">Одного только я не смогу </text:p>
            <text:p text:style-name="Text_20_Body.nrm">Никогда и нигде: </text:p>
            <text:p text:style-name="Text_20_Body.nrm">В жизни Плыть, </text:p>
            <text:p text:style-name="Text_20_Body.nrm">Как песок наплывает в траву, </text:p>
            <text:p text:style-name="Text_20_Body.nrm">И отсвечивать тускло, </text:p>
            <text:p text:style-name="Text_20_Body.nrm">Как лист пожелтелый в воде. </text:p>
            <text:p text:style-name="Text_20_Body.nrm">Не смогу... не смогу... </text:p>
            <text:p text:style-name="Text_20_Body.nrm">Я — живу... </text:p>
          </table:table-cell>
        </table:table-row>
      </table:table>
      <text:h text:style-name="P15" text:outline-level="3">ЖАЖДА</text:h>
      <table:table table:name="Table635" table:style-name="Table635">
        <table:table-column table:style-name="Table635.A"/>
        <table:table-row>
          <table:table-cell table:style-name="Table635.A1" office:value-type="string">
            <text:p text:style-name="P12">Была у нас походная баклага — <text:line-break/>Бесценное наследие отца. <text:line-break/>В июльский день какое это благо — <text:line-break/>Испить, избыть всю жажду до конца! </text:p>
            <text:p text:style-name="Text_20_Body.nrm">И с новой силой до изнеможенья <text:line-break/>Косою нержавеющей махать, <text:line-break/>Но сохнут губы, нарастает жженье, <text:line-break/>И ты к баклаге тянешься опять. </text:p>
            <text:p text:style-name="Text_20_Body.nrm">Я брал с собой баклагу не однажды <text:line-break/>На летний луг. <text:line-break/>И все ж не смог понять, <text:line-break/>Зачем она — чтобы спасать от жажды <text:line-break/>Или затем, чтоб жажду вновь рождать? </text:p>
          </table:table-cell>
        </table:table-row>
      </table:table>
      <text:p text:style-name="P4">307 </text:p>
      <text:p text:style-name="Horizontal_20_Line"/>
      <text:p text:style-name="P1"><text:bookmark text:name="s308"/></text:p>
      <table:table table:name="Table636" table:style-name="Table636">
        <table:table-column table:style-name="Table636.A"/>
        <table:table-row>
          <table:table-cell table:style-name="Table636.A1" office:value-type="string">
            <text:p text:style-name="P12">Я в этой жизни трав скосил немало, <text:line-break/>Я знаю силу зноя и огня. <text:line-break/>Нередко жажда за душу хватала <text:line-break/><text:soft-page-break/>И жгла меня, и мучила меня. </text:p>
            <text:p text:style-name="Text_20_Body.nrm">Все дело в том, что даже капля влаги <text:line-break/>Из недр не проступила бы вовек, <text:line-break/>Не зазвенела бы на дне баклаги, <text:line-break/>Когда бы так не жаждал человек. </text:p>
            <text:p text:style-name="Text_20_Body.nrm">Должно быть, жизнь всего дороже людям <text:line-break/>Не оттого, что нам легко в пути, <text:line-break/>А оттого, что путь горяч и труден <text:line-break/>И мужество непросто обрести. </text:p>
            <text:p text:style-name="Text_20_Body.nrm">Иначе мир не мыслю. <text:line-break/>Жаждой новой <text:line-break/>Переполняюсь я. <text:line-break/>И вновь и вновь <text:line-break/>Меня влекут к баклаге той отцовой <text:line-break/>Дни жарких дел, сыновняя любовь. </text:p>
          </table:table-cell>
        </table:table-row>
      </table:table>
      <text:p text:style-name="P4">* * * </text:p>
      <table:table table:name="Table637" table:style-name="Table637">
        <table:table-column table:style-name="Table637.A"/>
        <table:table-row>
          <table:table-cell table:style-name="Table637.A1" office:value-type="string">
            <text:p text:style-name="P12">Лес в ярко-пламенном цвете, <text:line-break/>Золота он золотей. <text:line-break/>Крикнешь — и эхо ответит, <text:line-break/>Сыплются листья с ветвей. </text:p>
            <text:p text:style-name="Text_20_Body.nrm">Сыплются, опадают, <text:line-break/>И я говорю в тишине: — <text:line-break/>Какая ты молодая, <text:line-break/>Земля, в осеннем огне! </text:p>
            <text:p text:style-name="Text_20_Body.nrm">Мой мир ушел за березки. <text:line-break/>Широкий! <text:line-break/>Концы не видны! <text:line-break/>Идет — и шагов отголоски <text:line-break/>За небосклоном слышны. </text:p>
            <text:p text:style-name="Text_20_Body.nrm">Слышны — и не затихают... <text:line-break/>Тебе присягаю вновь: Какая ты дорогая, <text:line-break/>Земля моих дум и снов! </text:p>
          </table:table-cell>
        </table:table-row>
      </table:table>
      <text:p text:style-name="P4">308 </text:p>
      <text:p text:style-name="Horizontal_20_Line"/>
      <text:h text:style-name="P15" text:outline-level="3"><text:bookmark text:name="s309"/>НА СТЕЖКАХ БЫЛЫХ</text:h>
      <table:table table:name="Table638" table:style-name="Table638">
        <table:table-column table:style-name="Table638.A"/>
        <table:table-row>
          <table:table-cell table:style-name="Table638.A1" office:value-type="string">
            <text:p text:style-name="P12">На стежках былых </text:p>
            <text:p text:style-name="Text_20_Body.nrm">пересыпала смолка траву. — <text:line-break/>Травинки и смолка! </text:p>
            <text:p text:style-name="Text_20_Body.nrm">Растите! <text:line-break/>Я вас не сорву. <text:line-break/>Она у другого, </text:p>
            <text:p text:style-name="Text_20_Body.nrm"><text:soft-page-break/>и прошлые дни далеки. А я только ей </text:p>
            <text:p text:style-name="Text_20_Body.nrm">заплетал полевые венки. — <text:line-break/>Травинки и смолка </text:p>
            <text:p text:style-name="Text_20_Body.nrm">сбежались в кружок золотой <text:line-break/>И вдруг засмеялись: </text:p>
            <text:p text:style-name="Text_20_Body.nrm">— Чудак же ты, право, какой! <text:line-break/>Её было носить </text:p>
            <text:p text:style-name="Text_20_Body.nrm">так же трудно веночки твои, <text:line-break/>Как было легко </text:p>
            <text:p text:style-name="Text_20_Body.nrm">лгать о верной и вечной любви. </text:p>
          </table:table-cell>
        </table:table-row>
      </table:table>
      <text:h text:style-name="P15" text:outline-level="3">ТЫ ИЛЬ НЕ ТЫ?</text:h>
      <table:table table:name="Table639" table:style-name="Table639">
        <table:table-column table:style-name="Table639.A"/>
        <table:table-row>
          <table:table-cell table:style-name="Table639.A1" office:value-type="string">
            <text:p text:style-name="P12">Ты иль не ты мне приснилась рябиной <text:line-break/>В яркой косыночке? Ты иль не ты <text:line-break/>Заполыхала на фоне осенней <text:line-break/>Сквозной красоты? </text:p>
            <text:p text:style-name="P12">Ты иль не ты, как заря, отгорая, <text:line-break/>С днем разлучаешься? Ты иль не ты <text:line-break/>Отблеск бросаешь на лозы у плеса <text:line-break/>С крутой высоты? </text:p>
            <text:p text:style-name="P12">Ты иль не ты пролегла над землею <text:line-break/>Звездной дорогою? Ты иль не ты <text:line-break/>Стала в ночи утешеньем и светом <text:line-break/>Для каждой версты? </text:p>
            <text:p text:style-name="P12">Ты иль не ты? Отзовись издалёка <text:line-break/>В горе и в радости. <text:line-break/>Ты иль не ты? Где ты? <text:line-break/>Зачем изнывать заставляешь <text:line-break/>От неизвестности и немоты? </text:p>
          </table:table-cell>
        </table:table-row>
      </table:table>
      <text:p text:style-name="P4">309 </text:p>
      <text:p text:style-name="Horizontal_20_Line"/>
      <text:h text:style-name="P15" text:outline-level="3"><text:bookmark text:name="s310"/>МИЛЫЙ КРАЙ, МОЯ ОТЧИЗНА</text:h>
      <table:table table:name="Table640" table:style-name="Table640">
        <table:table-column table:style-name="Table640.A"/>
        <table:table-row>
          <table:table-cell table:style-name="Table640.A1" office:value-type="string">
            <text:p text:style-name="P12">Милый край, моя отчизна... <text:line-break/>Песенка родимой над колыскою, <text:line-break/>И над хатой неба синь свободная. <text:line-break/>Милый край, моя отчизна... <text:line-break/>С каждой памяткой своею близкою <text:line-break/>Ты — эвезда, навеки путеводная. </text:p>
            <text:p text:style-name="Text_20_Body.nrm">Милый край, моя отчизна... <text:line-break/>Говор ветра с пущей вековечною, <text:line-break/>И мечты, и юность дерзновенная. <text:line-break/>Милый край, моя отчизна... <text:line-break/>С солнечною ласкою сердечною <text:line-break/><text:soft-page-break/>Навсегда ты радость неизменная. </text:p>
            <text:p text:style-name="Text_20_Body.nrm">Милый край, моя отчизна... </text:p>
            <text:p text:style-name="Text_20_Body.nrm">Сердце с сердцем дружески встречается. </text:p>
            <text:p text:style-name="Text_20_Body.nrm">В жизнь влечет, зовет дорога торная. </text:p>
            <text:p text:style-name="Text_20_Body.nrm">Милый край, моя отчизна... </text:p>
            <text:p text:style-name="Text_20_Body.nrm">Что с тобой сравнится-поравняется? </text:p>
            <text:p text:style-name="Text_20_Body.nrm">Ты одна на свете, неповторная. </text:p>
          </table:table-cell>
        </table:table-row>
      </table:table>
      <text:h text:style-name="P15" text:outline-level="3">Я НЕ В СИЛАХ ОСТАТЬСЯ ОДИН...</text:h>
      <table:table table:name="Table641" table:style-name="Table641">
        <table:table-column table:style-name="Table641.A"/>
        <table:table-row>
          <table:table-cell table:style-name="Table641.A1" office:value-type="string">
            <text:p text:style-name="P12">Я не в силах остаться один, <text:line-break/>Без людей, </text:p>
            <text:p text:style-name="Text_20_Body.nrm">Без надежд и мечтаний, <text:line-break/>Без локтя друзей, <text:line-break/>Без их веры в судьбу, <text:line-break/>Без открытых сердец, <text:line-break/>Без их песен и смеха, <text:line-break/>Без слез, наконец... </text:p>
            <text:p text:style-name="Text_20_Body.nrm">Люди, в сердце моем <text:line-break/>Ток живого огня. <text:line-break/>Он живой потому, <text:line-break/>Что есть вы у меня. <text:line-break/>И, покуда я с вами, <text:line-break/>Не тронет беда. <text:line-break/>Все отдам я за счастье — <text:line-break/>Быть вместе всегда! </text:p>
          </table:table-cell>
        </table:table-row>
      </table:table>
      <text:p text:style-name="P4">310 </text:p>
      <text:p text:style-name="Horizontal_20_Line"/>
      <text:p text:style-name="P2">АЛЕКСЕЙ ПЫСИН <text:line-break/>(Род. в 1920 г.) <text:line-break/><text:span text:style-name="T2">С белорусского</text:span> </text:p>
      <text:h text:style-name="P15" text:outline-level="3">В НАСТУПЛЕНИИ</text:h>
      <table:table table:name="Table849" table:style-name="Table849">
        <table:table-column table:style-name="Table849.A"/>
        <table:table-row>
          <table:table-cell table:style-name="Table849.A1" office:value-type="string">
            <text:p text:style-name="Table_20_Contents">Передний край. <text:line-break/>Чужой. <text:line-break/>Пустынный, странный, <text:line-break/>Как полюс мерзлоты, как мерзлота. <text:line-break/>На серый снег легли меридианы — <text:line-break/>Армейские прямые провода. </text:p>
          </table:table-cell>
        </table:table-row>
      </table:table>
      <text:p text:style-name="P4">418 </text:p>
      <text:p text:style-name="Horizontal_20_Line"/>
      <text:p text:style-name="P1"><text:bookmark text:name="s419"/></text:p>
      <table:table table:name="Table850" table:style-name="Table850">
        <table:table-column table:style-name="Table850.A"/>
        <table:table-row>
          <table:table-cell table:style-name="Table850.A1" office:value-type="string">
            <text:p text:style-name="P12">А-в них — фронтов неровное дыханье, <text:line-break/>Бессонные командные басы, <text:line-break/>Слова приказа, что на завтра станет <text:line-break/><text:soft-page-break/>Дыханьем ураганной полосы. </text:p>
            <text:p text:style-name="P12">Сегодня небу жарко... <text:line-break/>В наступленье <text:line-break/>Весна и мы — в колоннах штурмовых. <text:line-break/>На горизонте вздыбленные тени <text:line-break/>Убийц вчерашних — мертвых и живых... </text:p>
            <text:p text:style-name="P12">Звенели птицы где-то на опушке, <text:line-break/>Чуть зеленел оттаявший курган, <text:line-break/>И наш связист с наполненной катушки <text:line-break/>Наращивал земной меридиан. </text:p>
          </table:table-cell>
        </table:table-row>
      </table:table>
      <text:h text:style-name="P15" text:outline-level="3">ИВАН-ЧАЙ</text:h>
      <table:table table:name="Table851" table:style-name="Table851">
        <table:table-column table:style-name="Table851.A"/>
        <table:table-row>
          <table:table-cell table:style-name="Table851.A1" office:value-type="string">
            <text:p text:style-name="P12">Манит незнакомая дорога, <text:line-break/>И себе ты скажешь: примечай. <text:line-break/>А когда дорог на свете много, <text:line-break/>Друг мой иван-чай? </text:p>
            <text:p text:style-name="P12">Я своих смоленских не забуду — <text:line-break/>Снег и слякоть, мокрое жнивье. <text:line-break/>Трижды брали мы деревню <text:line-break/>Буду, <text:line-break/>Трижды умирали за нее. </text:p>
            <text:p text:style-name="P12">А под Будой — братские курганы, <text:line-break/>А под Будой многие легли <text:line-break/>Алексеи, Викторы, Иваны — <text:line-break/>В глину, на сырую грудь земли. </text:p>
            <text:p text:style-name="P12">Поднялись травой и горицветом — <text:line-break/>То ли в сказке, то ли наяву? <text:line-break/>Вот Иван стоит по-над кюветом, <text:line-break/>Головой кивает мне: «Живу! </text:p>
            <text:p text:style-name="P12">Не дивись, мои услышав стоны: <text:line-break/>Восемь ран — я кровью весь истек... <text:line-break/>Скоро осень. <text:line-break/>Каркают вороны. <text:line-break/>Желтый возле ног лежит листок. </text:p>
            <text:p text:style-name="P12">Угощу, коль хочешь, нашим чаем, <text:line-break/>Я ж теперь навеки водохлеб». <text:line-break/>Нет, Иван, мы с чаем заскучаем, <text:line-break/>Закурить сейчас — вот хорошо б! </text:p>
          </table:table-cell>
        </table:table-row>
      </table:table>
      <text:p text:style-name="Text_20_Body.sma">14* </text:p>
      <text:p text:style-name="P4">419 </text:p>
      <text:p text:style-name="Horizontal_20_Line"/>
      <text:p text:style-name="P1"><text:bookmark text:name="s420"/></text:p>
      <table:table table:name="Table852" table:style-name="Table852">
        <table:table-column table:style-name="Table852.A"/>
        <table:table-row>
          <table:table-cell table:style-name="Table852.A1" office:value-type="string">
            <text:p text:style-name="P12">Мы цигарку скрутим по-былому, <text:line-break/>Пустим сизый дым на провода. <text:line-break/>Первая затяжка мне, живому, — <text:line-break/><text:soft-page-break/>Столько в сердце горечи — беда. </text:p>
            <text:p text:style-name="P12">Цвет багровый — смелость, правота. </text:p>
          </table:table-cell>
        </table:table-row>
      </table:table>
      <text:h text:style-name="P15" text:outline-level="3">ПОЗЫВНЫЕ</text:h>
      <table:table table:name="Table853" table:style-name="Table853">
        <table:table-column table:style-name="Table853.A"/>
        <table:table-row>
          <table:table-cell table:style-name="Table853.A1" office:value-type="string">
            <text:p text:style-name="P12">Расщебетались птицы не ко дню. <text:line-break/>Вновь ожило забытое до срока. <text:line-break/>Друзьям-товарищам я позвоню, <text:line-break/>Товарищам, что от меня далеко. </text:p>
            <text:p text:style-name="P12">Перед глазами все, я вижу их, <text:line-break/>Как на снегу, — и призрачно, и ярко. <text:line-break/>Я не забыл давнишних позывных: <text:line-break/>«Сосна» и «Сокол», «Буря» и «Фиалка». </text:p>
            <text:p text:style-name="P12">Я ожидаю, вызов повторив, <text:line-break/>А даль молчит, а тишина немеет. <text:line-break/>Ищи же вновь на линии обрыв, <text:line-break/>Зови — кто два конца срастить сумеет. </text:p>
          </table:table-cell>
        </table:table-row>
      </table:table>
      <text:p text:style-name="P4">* * * </text:p>
      <table:table table:name="Table854" table:style-name="Table854">
        <table:table-column table:style-name="Table854.A"/>
        <table:table-row>
          <table:table-cell table:style-name="Table854.A1" office:value-type="string">
            <text:p text:style-name="P12">Гул вокзалов. <text:line-break/>Облака в зените. <text:line-break/>Бесконечность рельсов познаю. <text:line-break/>Поезда ночные, покажите <text:line-break/>Маленькую станцию мою. </text:p>
            <text:p text:style-name="P12">За окном берез густое коло <text:line-break/>С громом, с дымом кружится — взгляни. <text:line-break/>В кутерьме лесного частокола <text:line-break/>Гулкие проносятся огни. </text:p>
            <text:p text:style-name="P12">И меня березовой весною <text:line-break/>Подхватила эта карусель. <text:line-break/>Тысяча земель передо мною, <text:line-break/>И за мною тысяча земель. </text:p>
            <text:p text:style-name="P12">Вот гляжу я со своей площадки <text:line-break/>На дожди, на рощи под дождем. <text:line-break/>Сколько лет забрали пересадки <text:line-break/>С неким бесполезным багажом! </text:p>
          </table:table-cell>
        </table:table-row>
      </table:table>
      <text:p text:style-name="P4">420 </text:p>
      <text:p text:style-name="Horizontal_20_Line"/>
      <text:p text:style-name="P1"><text:bookmark text:name="s421"/></text:p>
      <table:table table:name="Table855" table:style-name="Table855">
        <table:table-column table:style-name="Table855.A"/>
        <table:table-row>
          <table:table-cell table:style-name="Table855.A1" office:value-type="string">
            <text:p text:style-name="P12">Мне б туда, где осень на полянах <text:line-break/>Жжет воспоминаний листопад. <text:line-break/>Память, греешь ты в своих карманах <text:line-break/>Две руки, простертые назад. </text:p>
            <text:p text:style-name="P12">До зари чего-то ожидаю, <text:line-break/>До зари кого-то все молю. <text:line-break/>Под щекой, сдается, ощущаю <text:line-break/><text:soft-page-break/>Маленькую станцию мою. </text:p>
          </table:table-cell>
        </table:table-row>
      </table:table>
      <text:p text:style-name="P4">* * * </text:p>
      <table:table table:name="Table856" table:style-name="Table856">
        <table:table-column table:style-name="Table856.A"/>
        <table:table-row>
          <table:table-cell table:style-name="Table856.A1" office:value-type="string">
            <text:p text:style-name="P12">В сизой мгле над поймою днепровской <text:line-break/>Промелькнуло платьице твое... <text:line-break/>Начинать весну совсем не просто, <text:line-break/>Как не просто выдумать ее. </text:p>
            <text:p text:style-name="P12">Над водой играют переправы, <text:line-break/>Бьет вода в немые берега. <text:line-break/>Вновь дымятся летошние травы, <text:line-break/>Летом не попавшие в стога. </text:p>
            <text:p text:style-name="P12">Давнее с сегодняшним сплелося, <text:line-break/>След над следом... <text:line-break/>И сдается мне: <text:line-break/>Это все со мною, все сбылося — <text:line-break/>Вплоть до белой ласточки в окне. </text:p>
          </table:table-cell>
        </table:table-row>
      </table:table>
      <text:h text:style-name="P15" text:outline-level="3">ЗИМНЕЕ</text:h>
      <table:table table:name="Table857" table:style-name="Table857">
        <table:table-column table:style-name="Table857.A"/>
        <table:table-row>
          <table:table-cell table:style-name="Table857.A1" office:value-type="string">
            <text:p text:style-name="P12">Зимний ветер — парус полотняный <text:line-break/>Вновь поет, трепещет над стрехой. <text:line-break/>На окне сибирские лианы <text:line-break/>День рисует смелою рукой. </text:p>
            <text:p text:style-name="P12">Все ясней, рельефней с каждым часом <text:line-break/>Свет зимы над сгорбленным мостком. <text:line-break/>Я в давнишней дружбе с ясноглазым <text:line-break/>Живописцем, с этим мастаком. </text:p>
            <text:p text:style-name="P12">Может, будет холод небывалый, — <text:line-break/>Утешаю сам себя всерьез: <text:line-break/>Вот отсюда только два привала <text:line-break/>До высокой зелени берез. </text:p>
          </table:table-cell>
        </table:table-row>
      </table:table>
      <text:p text:style-name="P4">421 </text:p>
      <text:p text:style-name="Horizontal_20_Line"/>
      <text:p text:style-name="P4"><text:bookmark text:name="s422"/>* * * </text:p>
      <table:table table:name="Table858" table:style-name="Table858">
        <table:table-column table:style-name="Table858.A"/>
        <table:table-row>
          <table:table-cell table:style-name="Table858.A1" office:value-type="string">
            <text:p text:style-name="P12">Вечерний сад. </text:p>
            <text:p text:style-name="Text_20_Body.nrm">Под небом сонным <text:line-break/>Плывет высокое окно. <text:line-break/>Огнем березовым, зеленым <text:line-break/>Меня к себе влечет оно. <text:line-break/>Там гомон голосов ребячьих. <text:line-break/>Но стихло все. <text:line-break/>Иэ дома в сад <text:line-break/>Веселый юный барабанщик <text:line-break/>Выводит с песней свой отряд. <text:line-break/>С дороги отступают тени, <text:line-break/><text:soft-page-break/>Светлеют контуры дерев... <text:line-break/>Я долго слышал в отдаленье <text:line-break/>Неугасающий напев. <text:line-break/>Густая медь с ветвей стекает. <text:line-break/>Покой садам. <text:line-break/>Покой борам. <text:line-break/>А в сердце эхо не стихает — <text:line-break/>Гремит тревожный барабан. </text:p>
          </table:table-cell>
        </table:table-row>
      </table:table>
      <text:p text:style-name="P4">* * * </text:p>
      <table:table table:name="Table859" table:style-name="Table859">
        <table:table-column table:style-name="Table859.A"/>
        <table:table-row>
          <table:table-cell table:style-name="Table859.A1" office:value-type="string">
            <text:p text:style-name="P12">Ветра мои, Друзья мои! </text:p>
            <text:p text:style-name="Text_20_Body.nrm">Шумите, вейте что есть мочи, <text:line-break/>Пусть только гул, пусть только свист; <text:line-break/>Смывайте с неба темень ночи, <text:line-break/>Сметайте пожелтевший лист, </text:p>
            <text:p text:style-name="Text_20_Body.nrm">Чтоб очи были голубыми, <text:line-break/>Чтоб настежь мир под сквозняком. <text:line-break/>Стою под ветрами — любыми — <text:line-break/>Не флюгером, не ветряком. </text:p>
            <text:p text:style-name="Text_20_Body.nrm">Пускай на каторге бессменной <text:line-break/>Былое мелют ветряки, — <text:line-break/>Я слышу — дышат во Вселенной <text:line-break/>Скуластые материки. </text:p>
            <text:p text:style-name="Text_20_Body.nrm">О ветры! <text:line-break/>Вы меня водили <text:line-break/>Дорогами глухой поры, <text:line-break/>Как самовары, не чадили, — <text:line-break/>А разгорались, как костры. </text:p>
          </table:table-cell>
        </table:table-row>
      </table:table>
      <text:p text:style-name="P4">422 </text:p>
      <text:p text:style-name="Horizontal_20_Line"/>
      <text:p text:style-name="P1"><text:bookmark text:name="s423"/></text:p>
      <table:table table:name="Table860" table:style-name="Table860">
        <table:table-column table:style-name="Table860.A"/>
        <table:table-row>
          <table:table-cell table:style-name="Table860.A1" office:value-type="string">
            <text:p text:style-name="P12">Костров и листьев полыханье... <text:line-break/>Наплыв озерной синевы... <text:line-break/>Мое последнее дыханье <text:line-break/>С собою понесете вы, </text:p>
            <text:p text:style-name="Text_20_Body.nrm">Ветра мои, Друзья мои. </text:p>
          </table:table-cell>
        </table:table-row>
      </table:table>
      <text:p text:style-name="P2">АНАТОЛИЙ ВЕЛЮГИН <text:line-break/>(Род. в 1923 г.) <text:line-break/><text:span text:style-name="T2">С белорусского</text:span> </text:p>
      <text:h text:style-name="P15" text:outline-level="3">БЕРЕЗОВЫЙ СОК</text:h>
      <table:table table:name="Table1052" table:style-name="Table1052">
        <table:table-column table:style-name="Table1052.A"/>
        <table:table-row>
          <table:table-cell table:style-name="Table1052.A1" office:value-type="string">
            <text:p text:style-name="P12">Над лесом стая легкая несется, мелькает в дымке вальдшнепа крыло. <text:line-break/>Как во дворец, сюда заходит солнце, и от колонн березовых светло. </text:p>
            <text:p text:style-name="Text_20_Body.nrm">Глушь сторожат сороки-белобоки. <text:line-break/>Смотрю я, древней жаждою объят: шершавый ствол, на нем надрез глубокий. <text:line-break/><text:soft-page-break/>О донце капли первые стучат. </text:p>
            <text:p text:style-name="Text_20_Body.nrm">О, сколько в них прозрачности и блеска. </text:p>
            <text:p text:style-name="Text_20_Body.nrm">К лотку беззвучно мураши спешат. </text:p>
            <text:p text:style-name="Text_20_Body.nrm">Над розовыми пнями перелеска </text:p>
            <text:p text:style-name="Text_20_Body.nrm">березового сока аромат. </text:p>
            <text:p text:style-name="Text_20_Body.nrm">Я захмелел от вешнего настоя </text:p>
            <text:p text:style-name="Text_20_Body.nrm">росы, корней, зеленого дымка. </text:p>
            <text:p text:style-name="Text_20_Body.nrm">Я ощутил холодною щекою, </text:p>
            <text:p text:style-name="Text_20_Body.nrm">как источает жар твоя щека. </text:p>
          </table:table-cell>
        </table:table-row>
      </table:table>
      <text:p text:style-name="P4">514 </text:p>
      <text:p text:style-name="Horizontal_20_Line"/>
      <text:p text:style-name="P1"><text:bookmark text:name="s515"/></text:p>
      <table:table table:name="Table1053" table:style-name="Table1053">
        <table:table-column table:style-name="Table1053.A"/>
        <table:table-row>
          <table:table-cell table:style-name="Table1053.A1" office:value-type="string">
            <text:p text:style-name="P12">Со мною рядом, небывало близко, молчала ты, слегка скосив зрачок на птиц, готовых устремиться к <text:line-break/>Минску, на здешних сплетниц, стрекотух-сорок. </text:p>
            <text:p text:style-name="Text_20_Body.nrm">Густая синь прищуренного ока. <text:line-break/>Повсюду синь, куда ни поглядишь. ...Шершавый ствол, надрезанный глубоко. <text:line-break/>Звон капли о кувшин. <text:line-break/>И снова тишь. </text:p>
            <text:p text:style-name="Text_20_Body.sma"><text:span text:style-name="T2">1957</text:span> </text:p>
          </table:table-cell>
        </table:table-row>
      </table:table>
      <text:h text:style-name="P15" text:outline-level="3">ПОЭТ</text:h>
      <table:table table:name="Table1054" table:style-name="Table1054">
        <table:table-column table:style-name="Table1054.A"/>
        <table:table-row>
          <table:table-cell table:style-name="Table1054.A1" office:value-type="string">
            <text:p text:style-name="P12">Играя, вдруг выбило море на белый холодный песок зеленый патрон от винтовки, под пулею в гильзе — листок. </text:p>
            <text:p text:style-name="Text_20_Body.nrm">Как порох бездымный — под пулей. <text:line-break/>Измятый и темный. <text:line-break/>На нем скупые прощальные строки начертаны карандашом: </text:p>
            <text:p text:style-name="Text_20_Body.nrm">«Над берегом чайка бедует, и падает солнце в лиман. <text:line-break/>Как брат санитар, забинтует меня бородатый туман. </text:p>
            <text:p text:style-name="Text_20_Body.nrm">Гляжу на последнюю просинь, последний патрон берегу. <text:line-break/>Вы, чайки валетные, бросьте с тревогой проклятье врагу. </text:p>
            <text:p text:style-name="P12">Летите вы к сосенкам в жите, <text:line-break/>присядьте над грустным окном <text:line-break/>и смерть моряка опишите <text:line-break/>своим белоснежным пером». </text:p>
            <text:p text:style-name="Text_20_Body.sma"><text:span text:style-name="T2">1959</text:span> </text:p>
          </table:table-cell>
        </table:table-row>
      </table:table>
      <text:h text:style-name="P15" text:outline-level="3">ЛЕТНЯЯ ДОРОГА</text:h>
      <table:table table:name="Table1055" table:style-name="Table1055">
        <table:table-column table:style-name="Table1055.A"/>
        <table:table-row>
          <table:table-cell table:style-name="Table1055.A1" office:value-type="string">
            <text:p text:style-name="Table_20_Contents">Мчится безоглядно, <text:line-break/>Прочь косой повеса, <text:line-break/>Загудит надсадно <text:line-break/>Мошкара над лесом. </text:p>
          </table:table-cell>
        </table:table-row>
      </table:table>
      <text:p text:style-name="P4"><text:soft-page-break/>515 </text:p>
      <text:p text:style-name="Horizontal_20_Line"/>
      <text:p text:style-name="P1"><text:bookmark text:name="s516"/></text:p>
      <table:table table:name="Table1056" table:style-name="Table1056">
        <table:table-column table:style-name="Table1056.A"/>
        <table:table-row>
          <table:table-cell table:style-name="Table1056.A1" office:value-type="string">
            <text:p text:style-name="P12">Не трещи, сорока, <text:line-break/>Лгут твои приметы: <text:line-break/>По лугам широко <text:line-break/>Расплеснулось лето. </text:p>
            <text:p text:style-name="P12">Вьется жгучий овод, <text:line-break/>Осаждая лошадь, <text:line-break/>Шлепают подковы <text:line-break/>По сенной пороше. </text:p>
            <text:p text:style-name="P12">Летний день промчится — <text:line-break/>Почернелый, потный... <text:line-break/>Скоро косовица <text:line-break/>Канет в яр дремотный. </text:p>
            <text:p text:style-name="P12">Вяло загрохочет <text:line-break/>Солнцем налитая, <text:line-break/>Схожая с платочком <text:line-break/>Тучка дождевая. </text:p>
            <text:p text:style-name="P12">Летняя дорога! <text:line-break/>Эх, туманы лета... <text:line-break/>Спето песен много, <text:line-break/>Больше — недопето! </text:p>
            <text:p text:style-name="P12">Где любовь бродила, <text:line-break/>Мед пила пчелиный, <text:line-break/>Губы закусила <text:line-break/>До крови калина. </text:p>
            <text:p text:style-name="P12">Луг лежит убогий, <text:line-break/>Жухлый — как раздетый: <text:line-break/>Снег и на дороге, <text:line-break/>И на песне этой. </text:p>
            <text:p text:style-name="Text_20_Body.sma"><text:span text:style-name="T2">1959</text:span> </text:p>
          </table:table-cell>
        </table:table-row>
      </table:table>
      <text:h text:style-name="P15" text:outline-level="3">ЧЕРЕМУХОВЫЕ ХОЛОДА</text:h>
      <table:table table:name="Table1057" table:style-name="Table1057">
        <table:table-column table:style-name="Table1057.A"/>
        <table:table-row>
          <table:table-cell table:style-name="Table1057.A1" office:value-type="string">
            <text:p text:style-name="Table_20_Contents">По ярам черемуха белыми сугробами, <text:line-break/>ветки, словно в инее, <text:line-break/>жгучая вода. <text:line-break/>Соловьи окрестные снова голос пробуют. <text:line-break/>Выстужено небо. <text:line-break/>Ходят холода. </text:p>
          </table:table-cell>
        </table:table-row>
      </table:table>
      <text:p text:style-name="P4">516 </text:p>
      <text:p text:style-name="Horizontal_20_Line"/>
      <text:p text:style-name="P1"><text:bookmark text:name="s517"/></text:p>
      <table:table table:name="Table1058" table:style-name="Table1058">
        <table:table-column table:style-name="Table1058.A"/>
        <table:table-row>
          <table:table-cell table:style-name="Table1058.A1" office:value-type="string">
            <text:p text:style-name="P12">Дружно подхватили мы утреннее пение. <text:line-break/>Натощак запели мы. <text:line-break/>Это не беда. <text:line-break/>В белом одеянии вся земля весенняя. <text:line-break/><text:soft-page-break/>Наши глотки вылудив, <text:line-break/>ходят холода. </text:p>
            <text:p text:style-name="P12">Объясняет радио, что в начале мая <text:line-break/>началось на севере <text:line-break/>таяние льда. </text:p>
            <text:p text:style-name="Text_20_Body.nrm">Дым в саду колышется, ветви обнимая, <text:line-break/>кутая соцветия, — <text:line-break/>нынче холода. </text:p>
            <text:p text:style-name="P12">Зыбкий мостик вздрагивает, чуткий, как душа <text:line-break/>моя. <text:line-break/>Слышен шаг пружинистый, быстрый, как всегда. <text:line-break/>Ты со мною, времечко, молодое, шалое. <text:line-break/>Чистый цвет черемухи. <text:line-break/>Песня. <text:line-break/>Холода. </text:p>
            <text:p text:style-name="Text_20_Body.sma"><text:span text:style-name="T2">1960</text:span> </text:p>
          </table:table-cell>
        </table:table-row>
      </table:table>
      <text:p text:style-name="P4">* * * </text:p>
      <table:table table:name="Table1059" table:style-name="Table1059">
        <table:table-column table:style-name="Table1059.A"/>
        <table:table-row>
          <table:table-cell table:style-name="Table1059.A1" office:value-type="string">
            <text:p text:style-name="P12">А жизнь как будто вся сначала. <text:line-break/>Следы и лодка на песке. <text:line-break/>И мать в хатенке обветшалой, в том голубином городке. </text:p>
            <text:p text:style-name="P12">Верны родительским заветам, <text:line-break/>мы не забыли час беды, <text:line-break/>когда весною черным цветом <text:line-break/>цвели над озером сады. </text:p>
            <text:p text:style-name="P12">Свинец поротно и поштучно <text:line-break/>нас принимался вновь считать, <text:line-break/>но ты за ржавою колючкой <text:line-break/>как солнце, возникала, мать. </text:p>
          </table:table-cell>
        </table:table-row>
      </table:table>
      <text:p text:style-name="P4">517 </text:p>
      <text:p text:style-name="Horizontal_20_Line"/>
      <text:p text:style-name="P1"><text:bookmark text:name="s518"/></text:p>
      <table:table table:name="Table1060" table:style-name="Table1060">
        <table:table-column table:style-name="Table1060.A"/>
        <table:table-row>
          <table:table-cell table:style-name="Table1060.A1" office:value-type="string">
            <text:p text:style-name="P12">Подземный ход, тайник за склепом, и ты с холщовым рушником. <text:line-break/>Во мраке руки пахли хлебом, малинником и молоком. </text:p>
            <text:p text:style-name="P12">Да, все мы помним ежечасно <text:line-break/>колючий лагерный забор, <text:line-break/>подземный ход и путь опасный <text:line-break/>в тревожный партизанский бор. </text:p>
            <text:p text:style-name="Text_20_Body.nrm">Мне снится плес под тучей черной и голос твой: «Ну, в добрый час!..» <text:line-break/>О мать, не только нареченной, родною стала ты для нас. </text:p>
            <text:p text:style-name="Text_20_Body.nrm">Былая боль как сон солдата. <text:line-break/>Следы и лодка на песке. <text:line-break/>И матери седая хата в том голубином городке. </text:p>
            <text:p text:style-name="Text_20_Body.sma"><text:span text:style-name="T2">1968</text:span> </text:p>
          </table:table-cell>
        </table:table-row>
      </table:table>
      <text:p text:style-name="P4"><text:soft-page-break/>* * *. </text:p>
      <table:table table:name="Table1061" table:style-name="Table1061">
        <table:table-column table:style-name="Table1061.A"/>
        <table:table-row>
          <table:table-cell table:style-name="Table1061.A1" office:value-type="string">
            <text:p text:style-name="P12">Как в полудреме, листопад над сквером, <text:line-break/>ржавеет лето на асфальте сером. <text:line-break/>А в просини </text:p>
            <text:p text:style-name="Text_20_Body.nrm">над башнями, </text:p>
            <text:p text:style-name="Text_20_Body.nrm">над реками — журавлиный реквием. </text:p>
            <text:p text:style-name="P12">С веселой грустью облетают листья <text:line-break/>забронзовевших календарных истин, <text:line-break/>Осталась память </text:p>
            <text:p text:style-name="Text_20_Body.nrm">о минувшем лете, как юности наследье. </text:p>
            <text:p text:style-name="P12">За черным дымом, за депо, за фабрикой <text:line-break/>простор синеет налитой, как яблоко <text:line-break/>хоть и грустит </text:p>
            <text:p text:style-name="Text_20_Body.nrm">над башнями, </text:p>
            <text:p text:style-name="Text_20_Body.nrm">над реками журавлиный реквием. </text:p>
            <text:p text:style-name="Text_20_Body.sma"><text:span text:style-name="T2">1970</text:span> </text:p>
          </table:table-cell>
        </table:table-row>
      </table:table>
      <text:p text:style-name="P4">518 </text:p>
      <text:p text:style-name="Horizontal_20_Line"/>
      <text:p text:style-name="P2"><text:bookmark text:name="s519"/>МУСА ГАЛИ <text:line-break/>(Род. в 1923 г.) <text:line-break/><text:span text:style-name="T2">С башкирского</text:span> </text:p>
      <text:p text:style-name="P4">* * * </text:p>
      <table:table table:name="Table1062" table:style-name="Table1062">
        <table:table-column table:style-name="Table1062.A"/>
        <table:table-row>
          <table:table-cell table:style-name="Table1062.A1" office:value-type="string">
            <text:p text:style-name="P12">Круглые вещи люблю я — не скрою: Вот круглое яблоко девушка держит, <text:line-break/>Вот круглое солнце сквозь облако брезжит, <text:line-break/>Круглое озеро золотом кроя. </text:p>
            <text:p text:style-name="Text_20_Body.nrm">Круглым колесам спасибо 1 Покоя <text:line-break/>Не дали мне — показали полсвета... <text:line-break/>Делая круг над зеленой планетой, <text:line-break/>Милая с неба мне машет рукою... </text:p>
            <text:p text:style-name="Text_20_Body.nrm">Круглый мой стол — на него не в обиде <text:line-break/>Я — он друзей моих в круг собирает!.. <text:line-break/>Радуясь, круглые клумбы увидя, — <text:line-break/>Пламенем рыжим шафраны пылают!.. </text:p>
            <text:p text:style-name="Text_20_Body.nrm">Круглого тайну мы постигаем: </text:p>
            <text:p text:style-name="Text_20_Body.nrm">Нет ничего совершеннее круга! </text:p>
            <text:p text:style-name="Text_20_Body.nrm">Как хорошо, когда люди друг к другу </text:p>
            <text:p text:style-name="Text_20_Body.nrm">С круглым душистым спешат караваем!.. </text:p>
            <text:p text:style-name="Text_20_Body.nrm">И не напрасно души твоей тайна </text:p>
            <text:p text:style-name="Text_20_Body.nrm">В круглых зрачках твоих вся предо мною. </text:p>
            <text:p text:style-name="Text_20_Body.nrm"><text:soft-page-break/>И в ожиданье под круглой луною </text:p>
            <text:p text:style-name="Text_20_Body.nrm">Я все кружу и кружу не случайно, </text:p>
            <text:p text:style-name="Text_20_Body.nrm">И, окружен тишиною священной, </text:p>
            <text:p text:style-name="Text_20_Body.nrm">Рву для тебя я чудо-соцветья </text:p>
            <text:p text:style-name="Text_20_Body.nrm">И повторяю: на круглой планете </text:p>
            <text:p text:style-name="Text_20_Body.nrm">Быть бы и жизни, как круг, совершенной! </text:p>
          </table:table-cell>
        </table:table-row>
      </table:table>
      <text:p text:style-name="P4">* * * </text:p>
      <table:table table:name="Table1063" table:style-name="Table1063">
        <table:table-column table:style-name="Table1063.A"/>
        <table:table-row>
          <table:table-cell table:style-name="Table1063.A1" office:value-type="string">
            <text:p text:style-name="P12">Когда в дальний пускаюсь я путь, </text:p>
            <text:p text:style-name="Text_20_Body.nrm">Молча еду дорогой степной, </text:p>
            <text:p text:style-name="Text_20_Body.nrm">Чувство странное полнит мне грудь — </text:p>
            <text:p text:style-name="Text_20_Body.nrm">Будто что-то потеряно мной. </text:p>
            <text:p text:style-name="Text_20_Body.nrm">Но мой день не без солнца рожден, </text:p>
            <text:p text:style-name="Text_20_Body.nrm">Моя ночь — не без звезд и луны... </text:p>
          </table:table-cell>
        </table:table-row>
      </table:table>
      <text:p text:style-name="P4">519 </text:p>
      <text:p text:style-name="Horizontal_20_Line"/>
      <text:p text:style-name="P1"><text:bookmark text:name="s520"/></text:p>
      <table:table table:name="Table1064" table:style-name="Table1064">
        <table:table-column table:style-name="Table1064.A"/>
        <table:table-row>
          <table:table-cell table:style-name="Table1064.A1" office:value-type="string">
            <text:p text:style-name="P12">То ли радость минувшей весны, </text:p>
            <text:p text:style-name="Text_20_Body.nrm">То ли взгляд, ускользнувший, как сон </text:p>
            <text:p text:style-name="Text_20_Body.nrm">Будто что-то потеряно мной: </text:p>
            <text:p text:style-name="Text_20_Body.nrm">То ли нежная чья-то рука, </text:p>
            <text:p text:style-name="Text_20_Body.nrm">То ль мелодия в чаще лесной, </text:p>
            <text:p text:style-name="Text_20_Body.nrm">То ль роса на реснице цветка... </text:p>
            <text:p text:style-name="Text_20_Body.nrm">Будто что-то потеряно мной: </text:p>
            <text:p text:style-name="Text_20_Body.nrm">Может, заданный кем-то вопрос, </text:p>
            <text:p text:style-name="Text_20_Body.nrm">Может, слово порою ночной, </text:p>
            <text:p text:style-name="Text_20_Body.nrm">Что услышать потом не пришлось... </text:p>
            <text:p text:style-name="Text_20_Body.nrm">Потерял ли я это в пути? </text:p>
            <text:p text:style-name="Text_20_Body.nrm">Смыли ль воды, сгорело ль в огне? </text:p>
            <text:p text:style-name="Text_20_Body.nrm">Как бы вспомнить мне, как бы найти! </text:p>
            <text:p text:style-name="Text_20_Body.nrm">Где искать — наяву ли, во сне? </text:p>
            <text:p text:style-name="Text_20_Body.nrm">На душе неизбывная грусть — </text:p>
            <text:p text:style-name="Text_20_Body.nrm">Будто что-то потеряно мной... </text:p>
            <text:p text:style-name="Text_20_Body.nrm">И к разгадке я с муками рвусь </text:p>
            <text:p text:style-name="Text_20_Body.nrm">Сквозь преграды, что встали стеной. </text:p>
            <text:p text:style-name="Text_20_Body.nrm"><text:soft-page-break/>Не подаст ли кто знак или весть — </text:p>
            <text:p text:style-name="Text_20_Body.nrm">Что же это потеряно мной?.. </text:p>
            <text:p text:style-name="Text_20_Body.nrm">Может, в поисках этих и есть </text:p>
            <text:p text:style-name="Text_20_Body.nrm">Высший смысл моей жизни земной? </text:p>
          </table:table-cell>
        </table:table-row>
      </table:table>
      <text:p text:style-name="P2"><text:bookmark text:name="s766"/>РЫГОР БОРОДУЛИН <text:line-break/>(Род. в 1935 г.) <text:line-break/><text:span text:style-name="T2">С белорусского</text:span> </text:p>
      <text:h text:style-name="P15" text:outline-level="3">КАМНИ БРЕСТСКОЙ КРЕПОСТИ</text:h>
      <table:table table:name="Table1558" table:style-name="Table1558">
        <table:table-column table:style-name="Table1558.A"/>
        <table:table-row>
          <table:table-cell table:style-name="Table1558.A1" office:value-type="string">
            <text:p text:style-name="Table_20_Contents">На висках земли <text:line-break/>Мы бьемся тревожными жилками. <text:line-break/>Мы, как воины, полегли, <text:line-break/>А стенами были живыми. <text:line-break/>Это наш гнев <text:line-break/>Стонет, окаменев, <text:line-break/>Мы сгорели в огне войны, <text:line-break/>Мы от гари и боли черны, <text:line-break/>Мы хотели для вас тишины, <text:line-break/>Люди... </text:p>
          </table:table-cell>
        </table:table-row>
      </table:table>
      <text:h text:style-name="P15" text:outline-level="3">Я—СЫН ЗЕМЛИ</text:h>
      <table:table table:name="Table1559" table:style-name="Table1559">
        <table:table-column table:style-name="Table1559.A"/>
        <table:table-row>
          <table:table-cell table:style-name="Table1559.A1" office:value-type="string">
            <text:p text:style-name="Table_20_Contents">Я — сын земли, наследник хлебопашцев. <text:line-break/>Вослед за солнцем <text:line-break/>Долго мне брести. <text:line-break/>Я был бы счастлив зернышком упавшим в земле отцов и дедов прорасти. <text:line-break/>Во мне одном и быль ее, и сказка, ее крыло <text:line-break/>несет меня в полет. <text:line-break/>Шлем космонавта пасечника маской мне кажется: сосед качает мед. <text:line-break/>Издревле человек, дождавшись ночи, в глазах пересыпает <text:line-break/>Млечный <text:line-break/>Путь. </text:p>
          </table:table-cell>
        </table:table-row>
      </table:table>
      <text:p text:style-name="P4">766 </text:p>
      <text:p text:style-name="Horizontal_20_Line"/>
      <text:p text:style-name="P1"><text:bookmark text:name="s767"/></text:p>
      <table:table table:name="Table1560" table:style-name="Table1560">
        <table:table-column table:style-name="Table1560.A"/>
        <table:table-row>
          <table:table-cell table:style-name="Table1560.A1" office:value-type="string">
            <text:p text:style-name="Table_20_Contents">Но сердце <text:line-break/>только о земле хлопочет, <text:line-break/>и лишь земное <text:line-break/>не дает уснуть. <text:line-break/>Не спит земля, <text:line-break/>мое благодаренье) <text:line-break/>планеты-сестры <text:line-break/>позывные шлют. <text:line-break/>Чем выше в небо <text:line-break/>тянутся деревья, <text:line-break/>тем дальше корни <text:line-break/>в глубь земли идут. </text:p>
          </table:table-cell>
        </table:table-row>
      </table:table>
      <text:h text:style-name="P15" text:outline-level="3">О МОЕМ ЯЗЫКЕ</text:h>
      <table:table table:name="Table1561" table:style-name="Table1561">
        <table:table-column table:style-name="Table1561.A"/>
        <table:table-row>
          <table:table-cell table:style-name="Table1561.A1" office:value-type="string">
            <text:p text:style-name="Table_20_Contents">Утверждают историки, языковеды, ученые, <text:line-break/>Будто есть языки, на смерть обреченные, <text:line-break/>Будто как пережиток уже отмереть готово — <text:line-break/><text:soft-page-break/>Колыбельная песня моя — белорусское слово, <text:line-break/>Будто скоро при встрече <text:line-break/>Таращиться немо нам. <text:line-break/>Будто Неман и Нямунас <text:line-break/>Будут единственно — Неманом. <text:line-break/>Я мечтаю о дружбе великой, всеобщей людской, <text:line-break/>Но не верю тому, что родные реченья лузгой <text:line-break/>Отвеются от семян человечества, <text:line-break/>Что прорастают в вечности. <text:line-break/>Облетают по осени боры-космачи, <text:line-break/>А весной разжимает листва <text:line-break/>Свои кулачки молодые. <text:line-break/>Если даже слово мое замолчит, <text:line-break/>Не стать ему мертвой латынью. <text:line-break/>Живые слова <text:line-break/>Не будут утерянными, <text:line-break/>Им вовеки не стать <text:line-break/>Медицинскими терминами. <text:line-break/>Каждое слово <text:line-break/>Языка моего выучат снова, <text:line-break/>Чтобы узнать по нему, <text:line-break/>Как Русь ноя, белая <text:line-break/>От весенней кипени, <text:line-break/>От костей и саванов гибельных <text:line-break/>Над пауками свастик, </text:p>
          </table:table-cell>
        </table:table-row>
      </table:table>
      <text:p text:style-name="P4">767 </text:p>
      <text:p text:style-name="Horizontal_20_Line"/>
      <text:p text:style-name="P1"><text:bookmark text:name="s768"/></text:p>
      <table:table table:name="Table1562" table:style-name="Table1562">
        <table:table-column table:style-name="Table1562.A"/>
        <table:table-row>
          <table:table-cell table:style-name="Table1562.A1" office:value-type="string">
            <text:p text:style-name="Table_20_Contents">Вольной волей своей дорожила <text:line-break/>И как с кровными сестрами <text:line-break/>Крепко дружила. <text:line-break/>Когда слово мое <text:line-break/>Вольется в людской океан, <text:line-break/>Оно на себя примет <text:line-break/>Роль ручейка в Гольфстриме, — <text:line-break/>Будет мне сердце греть <text:line-break/>Возрождаемое снова и снова, <text:line-break/>Мое вековечное <text:line-break/>белорусское слово!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Times New Roman', Helvetica"/>
    <style:font-face style:name="EB Garamond" svg:font-family="'EB Garamond'"/>
    <style:font-face style:name="Lato Black" svg:font-family="'Lato Black'"/>
    <style:font-face style:name="Times New Roman" svg:font-family="'Times New Roman', Times, serif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Noto Sans CJK SC Regular" style:font-size-asian="12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font-name-asian="Noto Sans CJK SC Regular" style:font-size-asian="12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Arial" fo:font-family="Arial, 'Times New Roman', Helvetica" style:font-name-asian="Arial" style:font-family-asian="Arial, 'Times New Roman', Helvetica" style:font-name-complex="Arial" style:font-family-complex="Arial, 'Times New Roman', Helveti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orphans="-46"/>
      <style:text-properties style:font-name="Arial" fo:font-family="Arial, 'Times New Roman', Helvetica" style:font-name-asian="Arial" style:font-family-asian="Arial, 'Times New Roman', Helvetica" style:font-name-complex="Arial" style:font-family-complex="Arial, 'Times New Roman', Helvetica"/>
    </style:style>
    <style:style style:name="List" style:family="paragraph" style:parent-style-name="Text_20_body" style:class="list">
      <style:text-properties style:font-name="EB Garamond" fo:font-family="'EB Garamond'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orphans="-46"/>
      <style:text-properties style:font-name="Times New Roman" fo:font-family="'Times New Roman', Times, serif" fo:font-size="24pt" fo:font-weight="normal" style:font-name-asian="Times New Roman" style:font-family-asian="'Times New Roman', Times, serif" style:font-size-asian="24pt" style:font-weight-asian="normal" style:font-name-complex="Times New Roman" style:font-family-complex="'Times New Roman', Times, serif" style:font-size-complex="24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 fo:orphans="-46"/>
      <style:text-properties style:font-name="Times New Roman" fo:font-family="'Times New Roman', Times, serif" fo:font-size="18pt" fo:font-weight="normal" style:font-name-asian="Times New Roman" style:font-family-asian="'Times New Roman', Times, serif" style:font-size-asian="18pt" style:font-weight-asian="normal" style:font-name-complex="Times New Roman" style:font-family-complex="'Times New Roman', Times, serif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 fo:orphans="-46"/>
      <style:text-properties style:font-name="Times New Roman" fo:font-family="'Times New Roman', Times, serif" fo:font-size="14pt" fo:font-weight="normal" style:font-name-asian="Times New Roman" style:font-family-asian="'Times New Roman', Times, serif" style:font-size-asian="14pt" style:font-weight-asian="normal" style:font-name-complex="Times New Roman" style:font-family-complex="'Times New Roman', Times, serif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orphans="-46"/>
      <style:text-properties style:font-name="Times New Roman" fo:font-family="'Times New Roman', Times, serif" fo:font-size="12pt" fo:font-weight="bold" style:font-name-asian="Times New Roman" style:font-family-asian="'Times New Roman', Times, serif" style:font-size-asian="12pt" style:font-weight-asian="bold" style:font-name-complex="Times New Roman" style:font-family-complex="'Times New Roman', Times, serif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 fo:orphans="-46"/>
      <style:text-properties style:font-name="Times New Roman" fo:font-family="'Times New Roman', Times, serif" fo:font-size="10pt" fo:font-weight="bold" style:font-name-asian="Times New Roman" style:font-family-asian="'Times New Roman', Times, serif" style:font-size-asian="10pt" style:font-weight-asian="bold" style:font-name-complex="Times New Roman" style:font-family-complex="'Times New Roman', Times, serif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.sma" style:display-name="Text Body.sma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.nrm" style:display-name="Text Body.nrm" style:family="paragraph" style:parent-style-name="Text_20_body">
      <style:paragraph-properties fo:text-align="justify" style:justify-single-word="false"/>
    </style:style>
    <style:style style:name="Text_20_Body.rzr" style:display-name="Text Body.rzr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fo:background-color="#ffffff" style:writing-mode="lr-tb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ВЛ № 180. Советская поэзия, т. 2.</dc:title>
    <meta:generator>LibreOffice/6.2.8.2$Linux_X86_64 LibreOffice_project/20$Build-2</meta:generator>
    <dc:date>2020-09-06T20:34:15.607335252</dc:date>
    <dc:creator>Žāle Mottahedin</dc:creator>
    <meta:editing-duration>PT4H38M22S</meta:editing-duration>
    <meta:editing-cycles>2</meta:editing-cycles>
    <meta:document-statistic meta:table-count="90" meta:image-count="3" meta:object-count="0" meta:page-count="38" meta:paragraph-count="556" meta:word-count="6276" meta:character-count="39386" meta:non-whitespace-character-count="32024"/>
  </office:meta>
</office:document-meta>
</file>